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ff8000" draw:textarea-horizontal-align="justify" draw:textarea-vertical-align="middle" draw:auto-grow-height="false" fo:min-height="0cm" fo:min-width="0cm"/>
    </style:style>
    <style:style style:name="gr2" style:family="graphic" style:parent-style-name="standard">
      <style:graphic-properties draw:fill="solid" draw:fill-color="#666666" draw:textarea-horizontal-align="justify" draw:textarea-vertical-align="middle" draw:auto-grow-height="false" fo:min-height="0cm" fo:min-width="0cm" draw:shadow="hidden"/>
    </style:style>
    <style:style style:name="gr3" style:family="graphic" style:parent-style-name="standard">
      <style:graphic-properties draw:fill="solid" draw:fill-color="#111111" draw:textarea-horizontal-align="justify" draw:textarea-vertical-align="middle" draw:auto-grow-height="false" fo:min-height="0cm" fo:min-width="0cm"/>
    </style:style>
    <style:style style:name="gr4" style:family="graphic" style:parent-style-name="objectwithoutfill">
      <style:graphic-properties draw:stroke="solid" svg:stroke-width="0.051cm" svg:stroke-color="#d62e4e" draw:fill="solid" draw:textarea-vertical-align="middle" fo:padding-top="0.15cm" fo:padding-bottom="0.15cm" fo:padding-left="0.275cm" fo:padding-right="0.275cm"/>
    </style:style>
    <style:style style:name="gr5" style:family="graphic" style:parent-style-name="objectwithoutfill">
      <style:graphic-properties draw:stroke="solid" svg:stroke-width="0.051cm" svg:stroke-color="#d62e4e" draw:fill="solid" draw:fill-color="#55308d" draw:textarea-vertical-align="middle" fo:padding-top="0.15cm" fo:padding-bottom="0.15cm" fo:padding-left="0.275cm" fo:padding-right="0.275cm"/>
    </style:style>
    <style:style style:name="gr6" style:family="graphic" style:parent-style-name="objectwithoutfill">
      <style:graphic-properties draw:stroke="solid" svg:stroke-width="0.051cm" svg:stroke-color="#6b5e9b" draw:fill="solid" draw:textarea-vertical-align="middle" fo:padding-top="0.15cm" fo:padding-bottom="0.15cm" fo:padding-left="0.275cm" fo:padding-right="0.275cm"/>
    </style:style>
    <style:style style:name="gr7" style:family="graphic" style:parent-style-name="standard">
      <style:graphic-properties svg:stroke-color="#d62e4e" draw:fill="solid" draw:fill-color="#666666" draw:textarea-horizontal-align="justify" draw:textarea-vertical-align="middle" draw:auto-grow-height="false" fo:min-height="0cm" fo:min-width="0cm" draw:shadow="hidden"/>
    </style:style>
    <style:style style:name="gr8" style:family="graphic" style:parent-style-name="standard">
      <style:graphic-properties draw:fill="solid" draw:fill-color="#ff8000" draw:textarea-horizontal-align="justify" draw:textarea-vertical-align="middle" draw:auto-grow-height="false" fo:min-height="0.004cm" fo:min-width="0cm"/>
    </style:style>
    <style:style style:name="P1" style:family="paragraph">
      <loext:graphic-properties draw:fill="solid" draw:fill-color="#ff8000"/>
      <style:paragraph-properties fo:text-align="center"/>
    </style:style>
    <style:style style:name="P2" style:family="paragraph">
      <loext:graphic-properties draw:fill="solid" draw:fill-color="#666666"/>
      <style:paragraph-properties fo:text-align="center"/>
    </style:style>
    <style:style style:name="P3" style:family="paragraph">
      <loext:graphic-properties draw:fill="solid" draw:fill-color="#111111"/>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55308d"/>
      <style:paragraph-properties fo:text-align="center"/>
    </style:style>
  </office:automatic-styles>
  <office:body>
    <office:drawing>
      <draw:page draw:name="page1" draw:style-name="dp1" draw:master-page-name="Default">
        <draw:custom-shape draw:style-name="gr1" draw:text-style-name="P1" draw:layer="layout" svg:width="0.254cm" svg:height="0.254cm" svg:x="1.50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1.50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1.50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2.77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3.41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04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4.68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31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5.95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6.58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22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7.85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8.49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2.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2.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128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254cm" svg:height="0.254cm" svg:x="9.76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508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7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7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9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9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9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5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2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6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6cm" svg:y="1.50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5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5cm" svg:y="2.77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7cm" svg:y="4.049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9cm" svg:y="1.50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8cm" svg:y="2.77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3cm" svg:y="4.048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ustom-shape draw:style-name="gr1" draw:text-style-name="P1" xml:id="id1" draw:id="id1" draw:layer="layout" svg:width="0.254cm" svg:height="0.254cm" svg:x="1.50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layout" svg:width="0.254cm" svg:height="0.254cm" svg:x="2.14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254cm" svg:height="0.254cm" svg:x="1.50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layout" svg:width="0.254cm" svg:height="0.254cm" svg:x="2.14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254cm" svg:height="0.254cm" svg:x="1.50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 draw:id="id9" draw:layer="layout" svg:width="0.254cm" svg:height="0.254cm" svg:x="2.14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254cm" svg:height="0.254cm" svg:x="2.7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0.254cm" svg:height="0.254cm" svg:x="3.4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254cm" svg:height="0.254cm" svg:x="2.7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0.254cm" svg:height="0.254cm" svg:x="3.4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254cm" svg:height="0.254cm" svg:x="2.7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254cm" svg:height="0.254cm" svg:x="3.4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1.50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7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1.508cm" svg:y="9.76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2.77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1.725cm" svg:y1="7.44cm" svg:x2="2.18cm" svg:y2="7.895cm" draw:start-shape="id1" draw:start-glue-point="9" draw:end-shape="id2" draw:end-glue-point="5" svg:d="M1725 7440l455 455" svg:viewBox="0 0 456 456">
          <text:p/>
        </draw:connector>
        <draw:connector draw:style-name="gr4" draw:text-style-name="P4" draw:layer="layout" draw:type="line" svg:x1="2.36cm" svg:y1="8.075cm" svg:x2="2.815cm" svg:y2="8.53cm" draw:start-shape="id2" draw:start-glue-point="9" draw:end-shape="id3" draw:end-glue-point="5" svg:d="M2360 8075l455 455" svg:viewBox="0 0 456 456">
          <text:p/>
        </draw:connector>
        <draw:connector draw:style-name="gr4" draw:text-style-name="P4" draw:layer="layout" draw:type="line" svg:x1="2.995cm" svg:y1="8.71cm" svg:x2="3.45cm" svg:y2="9.165cm" draw:start-shape="id3" draw:start-glue-point="9" draw:end-shape="id4" draw:end-glue-point="5" svg:d="M2995 8710l455 455" svg:viewBox="0 0 456 456">
          <text:p/>
        </draw:connector>
        <draw:connector draw:style-name="gr4" draw:text-style-name="P4" draw:layer="layout" draw:type="line" svg:x1="1.725cm" svg:y1="8.71cm" svg:x2="2.18cm" svg:y2="9.165cm" draw:start-shape="id5" draw:start-glue-point="9" draw:end-shape="id6" draw:end-glue-point="5" svg:d="M1725 8710l455 455" svg:viewBox="0 0 456 456">
          <text:p/>
        </draw:connector>
        <draw:connector draw:style-name="gr4" draw:text-style-name="P4" draw:layer="layout" draw:type="line" svg:x1="2.36cm" svg:y1="9.345cm" svg:x2="2.815cm" svg:y2="9.8cm" draw:start-shape="id6" draw:start-glue-point="9" draw:end-shape="id7" draw:end-glue-point="5" svg:d="M2360 9345l455 455" svg:viewBox="0 0 456 456">
          <text:p/>
        </draw:connector>
        <draw:connector draw:style-name="gr4" draw:text-style-name="P4" draw:layer="layout" draw:type="line" svg:x1="1.725cm" svg:y1="9.98cm" svg:x2="2.18cm" svg:y2="10.435cm" draw:start-shape="id8" draw:start-glue-point="9" draw:end-shape="id9" draw:end-glue-point="5" svg:d="M1725 9980l455 455" svg:viewBox="0 0 456 456">
          <text:p/>
        </draw:connector>
        <draw:connector draw:style-name="gr4" draw:text-style-name="P4" draw:layer="layout" draw:type="line" svg:x1="2.995cm" svg:y1="7.44cm" svg:x2="3.45cm" svg:y2="7.895cm" draw:start-shape="id10" draw:start-glue-point="9" draw:end-shape="id11" draw:end-glue-point="5" svg:d="M2995 7440l455 455" svg:viewBox="0 0 456 456">
          <text:p/>
        </draw:connector>
        <draw:connector draw:style-name="gr5" draw:text-style-name="P5" draw:layer="layout" draw:type="line" svg:x1="2.995cm" svg:y1="9.98cm" svg:x2="3.45cm" svg:y2="10.435cm" draw:start-shape="id7" draw:start-glue-point="9" draw:end-shape="id12" draw:end-glue-point="5" svg:d="M2995 9980l455 455" svg:viewBox="0 0 456 456">
          <text:p/>
        </draw:connector>
        <draw:connector draw:style-name="gr6" draw:text-style-name="P4" draw:layer="layout" draw:type="line" svg:x1="1.725cm" svg:y1="9.8cm" svg:x2="2.18cm" svg:y2="9.345cm" draw:start-shape="id8" draw:start-glue-point="11" draw:end-shape="id6" draw:end-glue-point="7" svg:d="M1725 9800l455-455" svg:viewBox="0 0 456 456">
          <text:p/>
        </draw:connector>
        <draw:connector draw:style-name="gr6" draw:text-style-name="P4" draw:layer="layout" draw:type="line" svg:x1="2.36cm" svg:y1="9.165cm" svg:x2="2.815cm" svg:y2="8.71cm" draw:start-shape="id6" draw:start-glue-point="11" draw:end-shape="id3" draw:end-glue-point="7" svg:d="M2360 9165l455-455" svg:viewBox="0 0 456 456">
          <text:p/>
        </draw:connector>
        <draw:connector draw:style-name="gr6" draw:text-style-name="P4" draw:layer="layout" draw:type="line" svg:x1="1.725cm" svg:y1="8.53cm" svg:x2="2.18cm" svg:y2="8.075cm" draw:start-shape="id5" draw:start-glue-point="11" draw:end-shape="id2" draw:end-glue-point="7" svg:d="M1725 8530l455-455" svg:viewBox="0 0 456 456">
          <text:p/>
        </draw:connector>
        <draw:connector draw:style-name="gr6" draw:text-style-name="P4" draw:layer="layout" draw:type="line" svg:x1="2.36cm" svg:y1="7.895cm" svg:x2="2.815cm" svg:y2="7.44cm" draw:start-shape="id2" draw:start-glue-point="11" draw:end-shape="id10" draw:end-glue-point="7" svg:d="M2360 7895l455-455" svg:viewBox="0 0 456 456">
          <text:p/>
        </draw:connector>
        <draw:connector draw:style-name="gr6" draw:text-style-name="P4" draw:layer="layout" draw:type="line" svg:x1="2.995cm" svg:y1="8.53cm" svg:x2="3.45cm" svg:y2="8.075cm" draw:start-shape="id3" draw:start-glue-point="11" draw:end-shape="id11" draw:end-glue-point="7" svg:d="M2995 8530l455-455" svg:viewBox="0 0 456 456">
          <text:p/>
        </draw:connector>
        <draw:connector draw:style-name="gr6" draw:text-style-name="P4" draw:layer="layout" draw:type="line" svg:x1="2.36cm" svg:y1="10.435cm" svg:x2="2.815cm" svg:y2="9.98cm" draw:start-shape="id9" draw:start-glue-point="11" draw:end-shape="id7" draw:end-glue-point="7" svg:d="M2360 10435l455-455" svg:viewBox="0 0 456 456">
          <text:p/>
        </draw:connector>
        <draw:connector draw:style-name="gr6" draw:text-style-name="P4" draw:layer="layout" draw:type="line" svg:x1="2.995cm" svg:y1="9.8cm" svg:x2="3.45cm" svg:y2="9.345cm" draw:start-shape="id7" draw:start-glue-point="11" draw:end-shape="id4" draw:end-glue-point="7" svg:d="M2995 9800l455-455" svg:viewBox="0 0 456 456">
          <text:p/>
        </draw:connector>
        <draw:custom-shape draw:style-name="gr1" draw:text-style-name="P1" xml:id="id13" draw:id="id13" draw:layer="layout" svg:width="0.254cm" svg:height="0.254cm" svg:x="4.0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 draw:id="id14" draw:layer="layout" svg:width="0.254cm" svg:height="0.254cm" svg:x="4.6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254cm" svg:height="0.254cm" svg:x="4.0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254cm" svg:height="0.254cm" svg:x="4.6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254cm" svg:height="0.254cm" svg:x="4.0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0.254cm" svg:height="0.254cm" svg:x="4.6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2" draw:id="id22" draw:layer="layout" svg:width="0.254cm" svg:height="0.254cm" svg:x="5.3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3" draw:id="id23" draw:layer="layout" svg:width="0.254cm" svg:height="0.254cm" svg:x="5.9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254cm" svg:height="0.254cm" svg:x="5.3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254cm" svg:height="0.254cm" svg:x="5.9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254cm" svg:height="0.254cm" svg:x="5.31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4" draw:id="id24" draw:layer="layout" svg:width="0.254cm" svg:height="0.254cm" svg:x="5.9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4.047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7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4.04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7" draw:text-style-name="P2" draw:layer="layout" svg:width="0.254cm" svg:height="0.125cm" svg:x="4.04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5.31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4.265cm" svg:y1="7.44cm" svg:x2="4.72cm" svg:y2="7.895cm" draw:start-shape="id13" draw:start-glue-point="9" draw:end-shape="id14" draw:end-glue-point="5" svg:d="M4265 7440l455 455" svg:viewBox="0 0 456 456">
          <text:p/>
        </draw:connector>
        <draw:connector draw:style-name="gr4" draw:text-style-name="P4" draw:layer="layout" draw:type="line" svg:x1="4.9cm" svg:y1="8.075cm" svg:x2="5.355cm" svg:y2="8.53cm" draw:start-shape="id14" draw:start-glue-point="9" draw:end-shape="id15" draw:end-glue-point="5" svg:d="M4900 8075l455 455" svg:viewBox="0 0 456 456">
          <text:p/>
        </draw:connector>
        <draw:connector draw:style-name="gr4" draw:text-style-name="P4" draw:layer="layout" draw:type="line" svg:x1="5.535cm" svg:y1="8.71cm" svg:x2="5.99cm" svg:y2="9.165cm" draw:start-shape="id15" draw:start-glue-point="9" draw:end-shape="id16" draw:end-glue-point="5" svg:d="M5535 8710l455 455" svg:viewBox="0 0 456 456">
          <text:p/>
        </draw:connector>
        <draw:connector draw:style-name="gr4" draw:text-style-name="P4" draw:layer="layout" draw:type="line" svg:x1="4.265cm" svg:y1="8.71cm" svg:x2="4.72cm" svg:y2="9.165cm" draw:start-shape="id17" draw:start-glue-point="9" draw:end-shape="id18" draw:end-glue-point="5" svg:d="M4265 8710l455 455" svg:viewBox="0 0 456 456">
          <text:p/>
        </draw:connector>
        <draw:connector draw:style-name="gr4" draw:text-style-name="P4" draw:layer="layout" draw:type="line" svg:x1="4.9cm" svg:y1="9.345cm" svg:x2="5.355cm" svg:y2="9.8cm" draw:start-shape="id18" draw:start-glue-point="9" draw:end-shape="id19" draw:end-glue-point="5" svg:d="M4900 9345l455 455" svg:viewBox="0 0 456 456">
          <text:p/>
        </draw:connector>
        <draw:connector draw:style-name="gr4" draw:text-style-name="P4" draw:layer="layout" draw:type="line" svg:x1="4.265cm" svg:y1="9.98cm" svg:x2="4.72cm" svg:y2="10.435cm" draw:start-shape="id20" draw:start-glue-point="9" draw:end-shape="id21" draw:end-glue-point="5" svg:d="M4265 9980l455 455" svg:viewBox="0 0 456 456">
          <text:p/>
        </draw:connector>
        <draw:connector draw:style-name="gr4" draw:text-style-name="P4" draw:layer="layout" draw:type="line" svg:x1="5.535cm" svg:y1="7.44cm" svg:x2="5.99cm" svg:y2="7.895cm" draw:start-shape="id22" draw:start-glue-point="9" draw:end-shape="id23" draw:end-glue-point="5" svg:d="M5535 7440l455 455" svg:viewBox="0 0 456 456">
          <text:p/>
        </draw:connector>
        <draw:connector draw:style-name="gr5" draw:text-style-name="P5" draw:layer="layout" draw:type="line" svg:x1="5.535cm" svg:y1="9.98cm" svg:x2="5.99cm" svg:y2="10.435cm" draw:start-shape="id19" draw:start-glue-point="9" draw:end-shape="id24" draw:end-glue-point="5" svg:d="M5535 9980l455 455" svg:viewBox="0 0 456 456">
          <text:p/>
        </draw:connector>
        <draw:connector draw:style-name="gr6" draw:text-style-name="P4" draw:layer="layout" draw:type="line" svg:x1="4.265cm" svg:y1="9.8cm" svg:x2="4.72cm" svg:y2="9.345cm" draw:start-shape="id20" draw:start-glue-point="11" draw:end-shape="id18" draw:end-glue-point="7" svg:d="M4265 9800l455-455" svg:viewBox="0 0 456 456">
          <text:p/>
        </draw:connector>
        <draw:connector draw:style-name="gr6" draw:text-style-name="P4" draw:layer="layout" draw:type="line" svg:x1="4.9cm" svg:y1="9.165cm" svg:x2="5.355cm" svg:y2="8.71cm" draw:start-shape="id18" draw:start-glue-point="11" draw:end-shape="id15" draw:end-glue-point="7" svg:d="M4900 9165l455-455" svg:viewBox="0 0 456 456">
          <text:p/>
        </draw:connector>
        <draw:connector draw:style-name="gr6" draw:text-style-name="P4" draw:layer="layout" draw:type="line" svg:x1="4.265cm" svg:y1="8.53cm" svg:x2="4.72cm" svg:y2="8.075cm" draw:start-shape="id17" draw:start-glue-point="11" draw:end-shape="id14" draw:end-glue-point="7" svg:d="M4265 8530l455-455" svg:viewBox="0 0 456 456">
          <text:p/>
        </draw:connector>
        <draw:connector draw:style-name="gr6" draw:text-style-name="P4" draw:layer="layout" draw:type="line" svg:x1="4.9cm" svg:y1="7.895cm" svg:x2="5.355cm" svg:y2="7.44cm" draw:start-shape="id14" draw:start-glue-point="11" draw:end-shape="id22" draw:end-glue-point="7" svg:d="M4900 7895l455-455" svg:viewBox="0 0 456 456">
          <text:p/>
        </draw:connector>
        <draw:connector draw:style-name="gr6" draw:text-style-name="P4" draw:layer="layout" draw:type="line" svg:x1="5.535cm" svg:y1="8.53cm" svg:x2="5.99cm" svg:y2="8.075cm" draw:start-shape="id15" draw:start-glue-point="11" draw:end-shape="id23" draw:end-glue-point="7" svg:d="M5535 8530l455-455" svg:viewBox="0 0 456 456">
          <text:p/>
        </draw:connector>
        <draw:connector draw:style-name="gr6" draw:text-style-name="P4" draw:layer="layout" draw:type="line" svg:x1="4.9cm" svg:y1="10.435cm" svg:x2="5.355cm" svg:y2="9.98cm" draw:start-shape="id21" draw:start-glue-point="11" draw:end-shape="id19" draw:end-glue-point="7" svg:d="M4900 10435l455-455" svg:viewBox="0 0 456 456">
          <text:p/>
        </draw:connector>
        <draw:connector draw:style-name="gr6" draw:text-style-name="P4" draw:layer="layout" draw:type="line" svg:x1="5.535cm" svg:y1="9.8cm" svg:x2="5.99cm" svg:y2="9.345cm" draw:start-shape="id19" draw:start-glue-point="11" draw:end-shape="id16" draw:end-glue-point="7" svg:d="M5535 9800l455-455" svg:viewBox="0 0 456 456">
          <text:p/>
        </draw:connector>
        <draw:connector draw:style-name="gr6" draw:text-style-name="P4" draw:layer="layout" draw:type="line" svg:x1="3.63cm" svg:y1="7.895cm" svg:x2="4.085cm" svg:y2="7.44cm" draw:start-shape="id11" draw:start-glue-point="11" draw:end-shape="id13" draw:end-glue-point="7" svg:d="M3630 7895l455-455" svg:viewBox="0 0 456 456">
          <text:p/>
        </draw:connector>
        <draw:connector draw:style-name="gr6" draw:text-style-name="P4" draw:layer="layout" draw:type="line" svg:x1="3.63cm" svg:y1="9.165cm" svg:x2="4.085cm" svg:y2="8.71cm" draw:start-shape="id4" draw:start-glue-point="11" draw:end-shape="id17" draw:end-glue-point="7" svg:d="M3630 9165l455-455" svg:viewBox="0 0 456 456">
          <text:p/>
        </draw:connector>
        <draw:connector draw:style-name="gr6" draw:text-style-name="P4" draw:layer="layout" draw:type="line" svg:x1="3.63cm" svg:y1="10.435cm" svg:x2="4.085cm" svg:y2="9.98cm" draw:start-shape="id12" draw:start-glue-point="11" draw:end-shape="id20" draw:end-glue-point="7" svg:d="M3630 10435l455-455" svg:viewBox="0 0 456 456">
          <text:p/>
        </draw:connector>
        <draw:connector draw:style-name="gr4" draw:text-style-name="P4" draw:layer="layout" draw:type="line" svg:x1="3.63cm" svg:y1="9.345cm" svg:x2="4.085cm" svg:y2="9.8cm" draw:start-shape="id4" draw:start-glue-point="9" draw:end-shape="id20" draw:end-glue-point="5" svg:d="M3630 9345l455 455" svg:viewBox="0 0 456 456">
          <text:p/>
        </draw:connector>
        <draw:connector draw:style-name="gr4" draw:text-style-name="P4" draw:layer="layout" draw:type="line" svg:x1="3.63cm" svg:y1="8.075cm" svg:x2="4.085cm" svg:y2="8.53cm" draw:start-shape="id11" draw:start-glue-point="9" draw:end-shape="id17" draw:end-glue-point="5" svg:d="M3630 8075l455 455" svg:viewBox="0 0 456 456">
          <text:p/>
        </draw:connector>
        <draw:custom-shape draw:style-name="gr1" draw:text-style-name="P1" xml:id="id25" draw:id="id25" draw:layer="layout" svg:width="0.254cm" svg:height="0.254cm" svg:x="6.58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6" draw:id="id26" draw:layer="layout" svg:width="0.254cm" svg:height="0.254cm" svg:x="7.22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9" draw:id="id29" draw:layer="layout" svg:width="0.254cm" svg:height="0.254cm" svg:x="6.58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0" draw:id="id30" draw:layer="layout" svg:width="0.254cm" svg:height="0.254cm" svg:x="7.22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2" draw:id="id32" draw:layer="layout" svg:width="0.254cm" svg:height="0.254cm" svg:x="6.58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3" draw:id="id33" draw:layer="layout" svg:width="0.254cm" svg:height="0.254cm" svg:x="7.22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4" draw:id="id34" draw:layer="layout" svg:width="0.254cm" svg:height="0.254cm" svg:x="7.85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5" draw:id="id35" draw:layer="layout" svg:width="0.254cm" svg:height="0.254cm" svg:x="8.49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27" draw:id="id27" draw:layer="layout" svg:width="0.254cm" svg:height="0.254cm" svg:x="7.85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254cm" svg:height="0.254cm" svg:x="8.49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1" draw:id="id31" draw:layer="layout" svg:width="0.254cm" svg:height="0.254cm" svg:x="7.85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6" draw:id="id36" draw:layer="layout" svg:width="0.254cm" svg:height="0.254cm" svg:x="8.49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6.58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8cm" svg:y="7.22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8.49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6.58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7.858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6.805cm" svg:y1="7.44cm" svg:x2="7.26cm" svg:y2="7.895cm" draw:start-shape="id25" draw:start-glue-point="9" draw:end-shape="id26" draw:end-glue-point="5" svg:d="M6805 7440l455 455" svg:viewBox="0 0 456 456">
          <text:p/>
        </draw:connector>
        <draw:connector draw:style-name="gr4" draw:text-style-name="P4" draw:layer="layout" draw:type="line" svg:x1="7.44cm" svg:y1="8.075cm" svg:x2="7.895cm" svg:y2="8.53cm" draw:start-shape="id26" draw:start-glue-point="9" draw:end-shape="id27" draw:end-glue-point="5" svg:d="M7440 8075l455 455" svg:viewBox="0 0 456 456">
          <text:p/>
        </draw:connector>
        <draw:connector draw:style-name="gr4" draw:text-style-name="P4" draw:layer="layout" draw:type="line" svg:x1="8.075cm" svg:y1="8.71cm" svg:x2="8.53cm" svg:y2="9.165cm" draw:start-shape="id27" draw:start-glue-point="9" draw:end-shape="id28" draw:end-glue-point="5" svg:d="M8075 8710l455 455" svg:viewBox="0 0 456 456">
          <text:p/>
        </draw:connector>
        <draw:connector draw:style-name="gr4" draw:text-style-name="P4" draw:layer="layout" draw:type="line" svg:x1="6.805cm" svg:y1="8.71cm" svg:x2="7.26cm" svg:y2="9.165cm" draw:start-shape="id29" draw:start-glue-point="9" draw:end-shape="id30" draw:end-glue-point="5" svg:d="M6805 8710l455 455" svg:viewBox="0 0 456 456">
          <text:p/>
        </draw:connector>
        <draw:connector draw:style-name="gr4" draw:text-style-name="P4" draw:layer="layout" draw:type="line" svg:x1="7.44cm" svg:y1="9.345cm" svg:x2="7.895cm" svg:y2="9.8cm" draw:start-shape="id30" draw:start-glue-point="9" draw:end-shape="id31" draw:end-glue-point="5" svg:d="M7440 9345l455 455" svg:viewBox="0 0 456 456">
          <text:p/>
        </draw:connector>
        <draw:connector draw:style-name="gr4" draw:text-style-name="P4" draw:layer="layout" draw:type="line" svg:x1="6.805cm" svg:y1="9.98cm" svg:x2="7.26cm" svg:y2="10.435cm" draw:start-shape="id32" draw:start-glue-point="9" draw:end-shape="id33" draw:end-glue-point="5" svg:d="M6805 9980l455 455" svg:viewBox="0 0 456 456">
          <text:p/>
        </draw:connector>
        <draw:connector draw:style-name="gr4" draw:text-style-name="P4" draw:layer="layout" draw:type="line" svg:x1="8.075cm" svg:y1="7.44cm" svg:x2="8.53cm" svg:y2="7.895cm" draw:start-shape="id34" draw:start-glue-point="9" draw:end-shape="id35" draw:end-glue-point="5" svg:d="M8075 7440l455 455" svg:viewBox="0 0 456 456">
          <text:p/>
        </draw:connector>
        <draw:connector draw:style-name="gr5" draw:text-style-name="P5" draw:layer="layout" draw:type="line" svg:x1="8.075cm" svg:y1="9.98cm" svg:x2="8.53cm" svg:y2="10.435cm" draw:start-shape="id31" draw:start-glue-point="9" draw:end-shape="id36" draw:end-glue-point="5" svg:d="M8075 9980l455 455" svg:viewBox="0 0 456 456">
          <text:p/>
        </draw:connector>
        <draw:connector draw:style-name="gr6" draw:text-style-name="P4" draw:layer="layout" draw:type="line" svg:x1="6.805cm" svg:y1="9.8cm" svg:x2="7.26cm" svg:y2="9.345cm" draw:start-shape="id32" draw:start-glue-point="11" draw:end-shape="id30" draw:end-glue-point="7" svg:d="M6805 9800l455-455" svg:viewBox="0 0 456 456">
          <text:p/>
        </draw:connector>
        <draw:connector draw:style-name="gr6" draw:text-style-name="P4" draw:layer="layout" draw:type="line" svg:x1="7.44cm" svg:y1="9.165cm" svg:x2="7.895cm" svg:y2="8.71cm" draw:start-shape="id30" draw:start-glue-point="11" draw:end-shape="id27" draw:end-glue-point="7" svg:d="M7440 9165l455-455" svg:viewBox="0 0 456 456">
          <text:p/>
        </draw:connector>
        <draw:connector draw:style-name="gr6" draw:text-style-name="P4" draw:layer="layout" draw:type="line" svg:x1="6.805cm" svg:y1="8.53cm" svg:x2="7.26cm" svg:y2="8.075cm" draw:start-shape="id29" draw:start-glue-point="11" draw:end-shape="id26" draw:end-glue-point="7" svg:d="M6805 8530l455-455" svg:viewBox="0 0 456 456">
          <text:p/>
        </draw:connector>
        <draw:connector draw:style-name="gr6" draw:text-style-name="P4" draw:layer="layout" draw:type="line" svg:x1="7.44cm" svg:y1="7.895cm" svg:x2="7.895cm" svg:y2="7.44cm" draw:start-shape="id26" draw:start-glue-point="11" draw:end-shape="id34" draw:end-glue-point="7" svg:d="M7440 7895l455-455" svg:viewBox="0 0 456 456">
          <text:p/>
        </draw:connector>
        <draw:connector draw:style-name="gr6" draw:text-style-name="P4" draw:layer="layout" draw:type="line" svg:x1="8.075cm" svg:y1="8.53cm" svg:x2="8.53cm" svg:y2="8.075cm" draw:start-shape="id27" draw:start-glue-point="11" draw:end-shape="id35" draw:end-glue-point="7" svg:d="M8075 8530l455-455" svg:viewBox="0 0 456 456">
          <text:p/>
        </draw:connector>
        <draw:connector draw:style-name="gr6" draw:text-style-name="P4" draw:layer="layout" draw:type="line" svg:x1="7.44cm" svg:y1="10.435cm" svg:x2="7.895cm" svg:y2="9.98cm" draw:start-shape="id33" draw:start-glue-point="11" draw:end-shape="id31" draw:end-glue-point="7" svg:d="M7440 10435l455-455" svg:viewBox="0 0 456 456">
          <text:p/>
        </draw:connector>
        <draw:connector draw:style-name="gr6" draw:text-style-name="P4" draw:layer="layout" draw:type="line" svg:x1="8.075cm" svg:y1="9.8cm" svg:x2="8.53cm" svg:y2="9.345cm" draw:start-shape="id31" draw:start-glue-point="11" draw:end-shape="id28" draw:end-glue-point="7" svg:d="M8075 9800l455-455" svg:viewBox="0 0 456 456">
          <text:p/>
        </draw:connector>
        <draw:custom-shape draw:style-name="gr1" draw:text-style-name="P1" xml:id="id37" draw:id="id37" draw:layer="layout" svg:width="0.254cm" svg:height="0.254cm" svg:x="9.12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8" draw:id="id38" draw:layer="layout" svg:width="0.254cm" svg:height="0.254cm" svg:x="9.76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39" draw:id="id39" draw:layer="layout" svg:width="0.254cm" svg:height="0.254cm" svg:x="9.12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0" draw:id="id40" draw:layer="layout" svg:width="0.254cm" svg:height="0.254cm" svg:x="9.76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1" draw:id="id41" draw:layer="layout" svg:width="0.254cm" svg:height="0.254cm" svg:x="9.12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2" draw:id="id42" draw:layer="layout" svg:width="0.254cm" svg:height="0.254cm" svg:x="9.76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254cm" svg:height="0.125cm" svg:x="9.128cm" svg:y="7.22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2" draw:text-style-name="P2" draw:layer="layout" svg:width="0.254cm" svg:height="0.125cm" svg:x="9.128cm" svg:y="8.494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polygon draw:style-name="gr7" draw:text-style-name="P2" draw:layer="layout" svg:width="0.254cm" svg:height="0.125cm" svg:x="9.127cm" svg:y="9.763cm" svg:viewBox="0 0 255 126" draw:points="0,119 1,111 2,103 4,95 7,87 10,79 13,71 17,64 21,57 26,50 32,43 37,37 43,32 50,26 57,22 64,17 71,13 79,10 86,7 94,4 103,2 111,1 119,0 127,0 136,0 144,1 152,2 160,4 168,7 176,10 184,13 191,17 198,22 205,26 212,32 218,37 223,43 229,50 233,57 238,64 242,71 245,79 248,87 251,95 252,103 254,111 255,119 255,126 0,126">
          <text:p/>
        </draw:polygon>
        <draw:connector draw:style-name="gr4" draw:text-style-name="P4" draw:layer="layout" draw:type="line" svg:x1="9.345cm" svg:y1="7.44cm" svg:x2="9.8cm" svg:y2="7.895cm" draw:start-shape="id37" draw:start-glue-point="9" draw:end-shape="id38" draw:end-glue-point="5" svg:d="M9345 7440l455 455" svg:viewBox="0 0 456 456">
          <text:p/>
        </draw:connector>
        <draw:connector draw:style-name="gr4" draw:text-style-name="P4" draw:layer="layout" draw:type="line" svg:x1="9.98cm" svg:y1="8.075cm" svg:x2="10.435cm" svg:y2="8.53cm" draw:start-shape="id38" draw:start-glue-point="9" svg:d="M9980 8075l455 455" svg:viewBox="0 0 456 456">
          <text:p/>
        </draw:connector>
        <draw:connector draw:style-name="gr4" draw:text-style-name="P4" draw:layer="layout" draw:type="line" svg:x1="9.345cm" svg:y1="8.71cm" svg:x2="9.8cm" svg:y2="9.165cm" draw:start-shape="id39" draw:start-glue-point="9" draw:end-shape="id40" draw:end-glue-point="5" svg:d="M9345 8710l455 455" svg:viewBox="0 0 456 456">
          <text:p/>
        </draw:connector>
        <draw:connector draw:style-name="gr4" draw:text-style-name="P4" draw:layer="layout" draw:type="line" svg:x1="9.98cm" svg:y1="9.345cm" svg:x2="10.435cm" svg:y2="9.8cm" draw:start-shape="id40" draw:start-glue-point="9" svg:d="M9980 9345l455 455" svg:viewBox="0 0 456 456">
          <text:p/>
        </draw:connector>
        <draw:connector draw:style-name="gr4" draw:text-style-name="P4" draw:layer="layout" draw:type="line" svg:x1="9.345cm" svg:y1="9.98cm" svg:x2="9.8cm" svg:y2="10.435cm" draw:start-shape="id41" draw:start-glue-point="9" draw:end-shape="id42" draw:end-glue-point="5" svg:d="M9345 9980l455 455" svg:viewBox="0 0 456 456">
          <text:p/>
        </draw:connector>
        <draw:connector draw:style-name="gr6" draw:text-style-name="P4" draw:layer="layout" draw:type="line" svg:x1="9.345cm" svg:y1="9.8cm" svg:x2="9.8cm" svg:y2="9.345cm" draw:start-shape="id41" draw:start-glue-point="11" draw:end-shape="id40" draw:end-glue-point="7" svg:d="M9345 9800l455-455" svg:viewBox="0 0 456 456">
          <text:p/>
        </draw:connector>
        <draw:connector draw:style-name="gr6" draw:text-style-name="P4" draw:layer="layout" draw:type="line" svg:x1="9.98cm" svg:y1="9.165cm" svg:x2="10.435cm" svg:y2="8.71cm" draw:start-shape="id40" draw:start-glue-point="11" svg:d="M9980 9165l455-455" svg:viewBox="0 0 456 456">
          <text:p/>
        </draw:connector>
        <draw:connector draw:style-name="gr6" draw:text-style-name="P4" draw:layer="layout" draw:type="line" svg:x1="9.345cm" svg:y1="8.53cm" svg:x2="9.8cm" svg:y2="8.075cm" draw:start-shape="id39" draw:start-glue-point="11" draw:end-shape="id38" draw:end-glue-point="7" svg:d="M9345 8530l455-455" svg:viewBox="0 0 456 456">
          <text:p/>
        </draw:connector>
        <draw:connector draw:style-name="gr6" draw:text-style-name="P4" draw:layer="layout" draw:type="line" svg:x1="9.98cm" svg:y1="7.895cm" svg:x2="10.435cm" svg:y2="7.44cm" draw:start-shape="id38" draw:start-glue-point="11" svg:d="M9980 7895l455-455" svg:viewBox="0 0 456 456">
          <text:p/>
        </draw:connector>
        <draw:connector draw:style-name="gr6" draw:text-style-name="P4" draw:layer="layout" draw:type="line" svg:x1="9.98cm" svg:y1="10.435cm" svg:x2="10.435cm" svg:y2="9.98cm" draw:start-shape="id42" draw:start-glue-point="11" svg:d="M9980 10435l455-455" svg:viewBox="0 0 456 456">
          <text:p/>
        </draw:connector>
        <draw:connector draw:style-name="gr6" draw:text-style-name="P4" draw:layer="layout" draw:type="line" svg:x1="8.71cm" svg:y1="7.895cm" svg:x2="9.165cm" svg:y2="7.44cm" draw:start-shape="id35" draw:start-glue-point="11" draw:end-shape="id37" draw:end-glue-point="7" svg:d="M8710 7895l455-455" svg:viewBox="0 0 456 456">
          <text:p/>
        </draw:connector>
        <draw:connector draw:style-name="gr6" draw:text-style-name="P4" draw:layer="layout" draw:type="line" svg:x1="8.71cm" svg:y1="9.165cm" svg:x2="9.165cm" svg:y2="8.71cm" draw:start-shape="id28" draw:start-glue-point="11" draw:end-shape="id39" draw:end-glue-point="7" svg:d="M8710 9165l455-455" svg:viewBox="0 0 456 456">
          <text:p/>
        </draw:connector>
        <draw:connector draw:style-name="gr6" draw:text-style-name="P4" draw:layer="layout" draw:type="line" svg:x1="8.71cm" svg:y1="10.435cm" svg:x2="9.165cm" svg:y2="9.98cm" draw:start-shape="id36" draw:start-glue-point="11" draw:end-shape="id41" draw:end-glue-point="7" svg:d="M8710 10435l455-455" svg:viewBox="0 0 456 456">
          <text:p/>
        </draw:connector>
        <draw:connector draw:style-name="gr4" draw:text-style-name="P4" draw:layer="layout" draw:type="line" svg:x1="8.71cm" svg:y1="9.345cm" svg:x2="9.165cm" svg:y2="9.8cm" draw:start-shape="id28" draw:start-glue-point="9" draw:end-shape="id41" draw:end-glue-point="5" svg:d="M8710 9345l455 455" svg:viewBox="0 0 456 456">
          <text:p/>
        </draw:connector>
        <draw:connector draw:style-name="gr4" draw:text-style-name="P4" draw:layer="layout" draw:type="line" svg:x1="8.71cm" svg:y1="8.075cm" svg:x2="9.165cm" svg:y2="8.53cm" draw:start-shape="id35" draw:start-glue-point="9" draw:end-shape="id39" draw:end-glue-point="5" svg:d="M8710 8075l455 455" svg:viewBox="0 0 456 456">
          <text:p/>
        </draw:connector>
        <draw:connector draw:style-name="gr4" draw:text-style-name="P4" draw:layer="layout" draw:type="line" svg:x1="6.17cm" svg:y1="8.075cm" svg:x2="6.625cm" svg:y2="8.53cm" draw:start-shape="id23" draw:start-glue-point="9" draw:end-shape="id29" draw:end-glue-point="5" svg:d="M6170 8075l455 455" svg:viewBox="0 0 456 456">
          <text:p/>
        </draw:connector>
        <draw:connector draw:style-name="gr4" draw:text-style-name="P4" draw:layer="layout" draw:type="line" svg:x1="6.17cm" svg:y1="9.345cm" svg:x2="6.625cm" svg:y2="9.8cm" draw:start-shape="id16" draw:start-glue-point="9" draw:end-shape="id32" draw:end-glue-point="5" svg:d="M6170 9345l455 455" svg:viewBox="0 0 456 456">
          <text:p/>
        </draw:connector>
        <draw:connector draw:style-name="gr6" draw:text-style-name="P4" draw:layer="layout" draw:type="line" svg:x1="6.17cm" svg:y1="10.435cm" svg:x2="6.625cm" svg:y2="9.98cm" draw:start-shape="id24" draw:start-glue-point="11" draw:end-shape="id32" draw:end-glue-point="7" svg:d="M6170 10435l455-455" svg:viewBox="0 0 456 456">
          <text:p/>
        </draw:connector>
        <draw:connector draw:style-name="gr6" draw:text-style-name="P4" draw:layer="layout" draw:type="line" svg:x1="6.17cm" svg:y1="9.165cm" svg:x2="6.625cm" svg:y2="8.71cm" draw:start-shape="id16" draw:start-glue-point="11" draw:end-shape="id29" draw:end-glue-point="7" svg:d="M6170 9165l455-455" svg:viewBox="0 0 456 456">
          <text:p/>
        </draw:connector>
        <draw:connector draw:style-name="gr6" draw:text-style-name="P4" draw:layer="layout" draw:type="line" svg:x1="6.17cm" svg:y1="7.895cm" svg:x2="6.625cm" svg:y2="7.44cm" draw:start-shape="id23" draw:start-glue-point="11" draw:end-shape="id25" draw:end-glue-point="7" svg:d="M6170 7895l455-455" svg:viewBox="0 0 456 456">
          <text:p/>
        </draw:connector>
        <draw:custom-shape draw:style-name="gr1" draw:text-style-name="P1" xml:id="id43" draw:id="id43" draw:layer="layout" svg:width="0.254cm" svg:height="0.254cm" svg:x="10.39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4" draw:id="id44" draw:layer="layout" svg:width="0.254cm" svg:height="0.254cm" svg:x="11.03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7" draw:id="id47" draw:layer="layout" svg:width="0.254cm" svg:height="0.254cm" svg:x="10.39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254cm" svg:height="0.254cm" svg:x="11.03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0" draw:id="id50" draw:layer="layout" svg:width="0.254cm" svg:height="0.254cm" svg:x="10.39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1" draw:id="id51" draw:layer="layout" svg:width="0.254cm" svg:height="0.254cm" svg:x="11.03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2" draw:id="id52" draw:layer="layout" svg:width="0.254cm" svg:height="0.254cm" svg:x="11.66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3" draw:id="id53" draw:layer="layout" svg:width="0.254cm" svg:height="0.254cm" svg:x="12.30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5" draw:id="id45" draw:layer="layout" svg:width="0.254cm" svg:height="0.254cm" svg:x="11.66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6" draw:id="id46" draw:layer="layout" svg:width="0.254cm" svg:height="0.254cm" svg:x="12.30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49" draw:id="id49" draw:layer="layout" svg:width="0.254cm" svg:height="0.254cm" svg:x="11.66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254cm" svg:height="0.254cm" svg:x="12.30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615cm" svg:y1="7.44cm" svg:x2="11.07cm" svg:y2="7.895cm" draw:start-shape="id43" draw:start-glue-point="9" draw:end-shape="id44" draw:end-glue-point="5" svg:d="M10615 7440l455 455" svg:viewBox="0 0 456 456">
          <text:p/>
        </draw:connector>
        <draw:connector draw:style-name="gr4" draw:text-style-name="P4" draw:layer="layout" draw:type="line" svg:x1="11.25cm" svg:y1="8.075cm" svg:x2="11.705cm" svg:y2="8.53cm" draw:start-shape="id44" draw:start-glue-point="9" draw:end-shape="id45" draw:end-glue-point="5" svg:d="M11250 8075l455 455" svg:viewBox="0 0 456 456">
          <text:p/>
        </draw:connector>
        <draw:connector draw:style-name="gr4" draw:text-style-name="P4" draw:layer="layout" draw:type="line" svg:x1="11.885cm" svg:y1="8.71cm" svg:x2="12.34cm" svg:y2="9.165cm" draw:start-shape="id45" draw:start-glue-point="9" draw:end-shape="id46" draw:end-glue-point="5" svg:d="M11885 8710l455 455" svg:viewBox="0 0 456 456">
          <text:p/>
        </draw:connector>
        <draw:connector draw:style-name="gr4" draw:text-style-name="P4" draw:layer="layout" draw:type="line" svg:x1="10.615cm" svg:y1="8.71cm" svg:x2="11.07cm" svg:y2="9.165cm" draw:start-shape="id47" draw:start-glue-point="9" draw:end-shape="id48" draw:end-glue-point="5" svg:d="M10615 8710l455 455" svg:viewBox="0 0 456 456">
          <text:p/>
        </draw:connector>
        <draw:connector draw:style-name="gr4" draw:text-style-name="P4" draw:layer="layout" draw:type="line" svg:x1="11.25cm" svg:y1="9.345cm" svg:x2="11.705cm" svg:y2="9.8cm" draw:start-shape="id48" draw:start-glue-point="9" draw:end-shape="id49" draw:end-glue-point="5" svg:d="M11250 9345l455 455" svg:viewBox="0 0 456 456">
          <text:p/>
        </draw:connector>
        <draw:connector draw:style-name="gr4" draw:text-style-name="P4" draw:layer="layout" draw:type="line" svg:x1="10.615cm" svg:y1="9.98cm" svg:x2="11.07cm" svg:y2="10.435cm" draw:start-shape="id50" draw:start-glue-point="9" draw:end-shape="id51" draw:end-glue-point="5" svg:d="M10615 9980l455 455" svg:viewBox="0 0 456 456">
          <text:p/>
        </draw:connector>
        <draw:connector draw:style-name="gr4" draw:text-style-name="P4" draw:layer="layout" draw:type="line" svg:x1="11.885cm" svg:y1="7.44cm" svg:x2="12.34cm" svg:y2="7.895cm" draw:start-shape="id52" draw:start-glue-point="9" draw:end-shape="id53" draw:end-glue-point="5" svg:d="M11885 7440l455 455" svg:viewBox="0 0 456 456">
          <text:p/>
        </draw:connector>
        <draw:connector draw:style-name="gr5" draw:text-style-name="P5" draw:layer="layout" draw:type="line" svg:x1="11.885cm" svg:y1="9.98cm" svg:x2="12.34cm" svg:y2="10.435cm" draw:start-shape="id49" draw:start-glue-point="9" draw:end-shape="id54" draw:end-glue-point="5" svg:d="M11885 9980l455 455" svg:viewBox="0 0 456 456">
          <text:p/>
        </draw:connector>
        <draw:connector draw:style-name="gr6" draw:text-style-name="P4" draw:layer="layout" draw:type="line" svg:x1="10.615cm" svg:y1="9.8cm" svg:x2="11.07cm" svg:y2="9.345cm" draw:start-shape="id50" draw:start-glue-point="11" draw:end-shape="id48" draw:end-glue-point="7" svg:d="M10615 9800l455-455" svg:viewBox="0 0 456 456">
          <text:p/>
        </draw:connector>
        <draw:connector draw:style-name="gr6" draw:text-style-name="P4" draw:layer="layout" draw:type="line" svg:x1="11.25cm" svg:y1="9.165cm" svg:x2="11.705cm" svg:y2="8.71cm" draw:start-shape="id48" draw:start-glue-point="11" draw:end-shape="id45" draw:end-glue-point="7" svg:d="M11250 9165l455-455" svg:viewBox="0 0 456 456">
          <text:p/>
        </draw:connector>
        <draw:connector draw:style-name="gr6" draw:text-style-name="P4" draw:layer="layout" draw:type="line" svg:x1="10.615cm" svg:y1="8.53cm" svg:x2="11.07cm" svg:y2="8.075cm" draw:start-shape="id47" draw:start-glue-point="11" draw:end-shape="id44" draw:end-glue-point="7" svg:d="M10615 8530l455-455" svg:viewBox="0 0 456 456">
          <text:p/>
        </draw:connector>
        <draw:connector draw:style-name="gr6" draw:text-style-name="P4" draw:layer="layout" draw:type="line" svg:x1="11.25cm" svg:y1="7.895cm" svg:x2="11.705cm" svg:y2="7.44cm" draw:start-shape="id44" draw:start-glue-point="11" draw:end-shape="id52" draw:end-glue-point="7" svg:d="M11250 7895l455-455" svg:viewBox="0 0 456 456">
          <text:p/>
        </draw:connector>
        <draw:connector draw:style-name="gr6" draw:text-style-name="P4" draw:layer="layout" draw:type="line" svg:x1="11.885cm" svg:y1="8.53cm" svg:x2="12.34cm" svg:y2="8.075cm" draw:start-shape="id45" draw:start-glue-point="11" draw:end-shape="id53" draw:end-glue-point="7" svg:d="M11885 8530l455-455" svg:viewBox="0 0 456 456">
          <text:p/>
        </draw:connector>
        <draw:connector draw:style-name="gr6" draw:text-style-name="P4" draw:layer="layout" draw:type="line" svg:x1="11.25cm" svg:y1="10.435cm" svg:x2="11.705cm" svg:y2="9.98cm" draw:start-shape="id51" draw:start-glue-point="11" draw:end-shape="id49" draw:end-glue-point="7" svg:d="M11250 10435l455-455" svg:viewBox="0 0 456 456">
          <text:p/>
        </draw:connector>
        <draw:connector draw:style-name="gr6" draw:text-style-name="P4" draw:layer="layout" draw:type="line" svg:x1="11.885cm" svg:y1="9.8cm" svg:x2="12.34cm" svg:y2="9.345cm" draw:start-shape="id49" draw:start-glue-point="11" draw:end-shape="id46" draw:end-glue-point="7" svg:d="M11885 9800l455-455" svg:viewBox="0 0 456 456">
          <text:p/>
        </draw:connector>
        <draw:custom-shape draw:style-name="gr1" draw:text-style-name="P1" xml:id="id55" draw:id="id55" draw:layer="layout" svg:width="0.254cm" svg:height="0.254cm" svg:x="12.93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6" draw:id="id56" draw:layer="layout" svg:width="0.254cm" svg:height="0.254cm" svg:x="13.57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9" draw:id="id59" draw:layer="layout" svg:width="0.254cm" svg:height="0.254cm" svg:x="12.93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0" draw:id="id60" draw:layer="layout" svg:width="0.254cm" svg:height="0.254cm" svg:x="13.57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2" draw:id="id62" draw:layer="layout" svg:width="0.254cm" svg:height="0.254cm" svg:x="12.93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3" draw:id="id63" draw:layer="layout" svg:width="0.254cm" svg:height="0.254cm" svg:x="13.57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4" draw:id="id64" draw:layer="layout" svg:width="0.254cm" svg:height="0.254cm" svg:x="14.20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5" draw:id="id65" draw:layer="layout" svg:width="0.254cm" svg:height="0.254cm" svg:x="14.84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7" draw:id="id57" draw:layer="layout" svg:width="0.254cm" svg:height="0.254cm" svg:x="14.20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8" draw:id="id58" draw:layer="layout" svg:width="0.254cm" svg:height="0.254cm" svg:x="14.84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1" draw:id="id61" draw:layer="layout" svg:width="0.254cm" svg:height="0.254cm" svg:x="14.20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6" draw:id="id66" draw:layer="layout" svg:width="0.254cm" svg:height="0.254cm" svg:x="14.84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155cm" svg:y1="7.44cm" svg:x2="13.61cm" svg:y2="7.895cm" draw:start-shape="id55" draw:start-glue-point="9" draw:end-shape="id56" draw:end-glue-point="5" svg:d="M13155 7440l455 455" svg:viewBox="0 0 456 456">
          <text:p/>
        </draw:connector>
        <draw:connector draw:style-name="gr4" draw:text-style-name="P4" draw:layer="layout" draw:type="line" svg:x1="13.79cm" svg:y1="8.075cm" svg:x2="14.245cm" svg:y2="8.53cm" draw:start-shape="id56" draw:start-glue-point="9" draw:end-shape="id57" draw:end-glue-point="5" svg:d="M13790 8075l455 455" svg:viewBox="0 0 456 456">
          <text:p/>
        </draw:connector>
        <draw:connector draw:style-name="gr4" draw:text-style-name="P4" draw:layer="layout" draw:type="line" svg:x1="14.425cm" svg:y1="8.71cm" svg:x2="14.88cm" svg:y2="9.165cm" draw:start-shape="id57" draw:start-glue-point="9" draw:end-shape="id58" draw:end-glue-point="5" svg:d="M14425 8710l455 455" svg:viewBox="0 0 456 456">
          <text:p/>
        </draw:connector>
        <draw:connector draw:style-name="gr4" draw:text-style-name="P4" draw:layer="layout" draw:type="line" svg:x1="13.155cm" svg:y1="8.71cm" svg:x2="13.61cm" svg:y2="9.165cm" draw:start-shape="id59" draw:start-glue-point="9" draw:end-shape="id60" draw:end-glue-point="5" svg:d="M13155 8710l455 455" svg:viewBox="0 0 456 456">
          <text:p/>
        </draw:connector>
        <draw:connector draw:style-name="gr4" draw:text-style-name="P4" draw:layer="layout" draw:type="line" svg:x1="13.79cm" svg:y1="9.345cm" svg:x2="14.245cm" svg:y2="9.8cm" draw:start-shape="id60" draw:start-glue-point="9" draw:end-shape="id61" draw:end-glue-point="5" svg:d="M13790 9345l455 455" svg:viewBox="0 0 456 456">
          <text:p/>
        </draw:connector>
        <draw:connector draw:style-name="gr4" draw:text-style-name="P4" draw:layer="layout" draw:type="line" svg:x1="13.155cm" svg:y1="9.98cm" svg:x2="13.61cm" svg:y2="10.435cm" draw:start-shape="id62" draw:start-glue-point="9" draw:end-shape="id63" draw:end-glue-point="5" svg:d="M13155 9980l455 455" svg:viewBox="0 0 456 456">
          <text:p/>
        </draw:connector>
        <draw:connector draw:style-name="gr4" draw:text-style-name="P4" draw:layer="layout" draw:type="line" svg:x1="14.425cm" svg:y1="7.44cm" svg:x2="14.88cm" svg:y2="7.895cm" draw:start-shape="id64" draw:start-glue-point="9" draw:end-shape="id65" draw:end-glue-point="5" svg:d="M14425 7440l455 455" svg:viewBox="0 0 456 456">
          <text:p/>
        </draw:connector>
        <draw:connector draw:style-name="gr5" draw:text-style-name="P5" draw:layer="layout" draw:type="line" svg:x1="14.425cm" svg:y1="9.98cm" svg:x2="14.88cm" svg:y2="10.435cm" draw:start-shape="id61" draw:start-glue-point="9" draw:end-shape="id66" draw:end-glue-point="5" svg:d="M14425 9980l455 455" svg:viewBox="0 0 456 456">
          <text:p/>
        </draw:connector>
        <draw:connector draw:style-name="gr6" draw:text-style-name="P4" draw:layer="layout" draw:type="line" svg:x1="13.79cm" svg:y1="9.165cm" svg:x2="14.245cm" svg:y2="8.71cm" draw:start-shape="id60" draw:start-glue-point="11" draw:end-shape="id57" draw:end-glue-point="7" svg:d="M13790 9165l455-455" svg:viewBox="0 0 456 456">
          <text:p/>
        </draw:connector>
        <draw:connector draw:style-name="gr6" draw:text-style-name="P4" draw:layer="layout" draw:type="line" svg:x1="13.155cm" svg:y1="8.53cm" svg:x2="13.61cm" svg:y2="8.075cm" draw:start-shape="id59" draw:start-glue-point="11" draw:end-shape="id56" draw:end-glue-point="7" svg:d="M13155 8530l455-455" svg:viewBox="0 0 456 456">
          <text:p/>
        </draw:connector>
        <draw:connector draw:style-name="gr6" draw:text-style-name="P4" draw:layer="layout" draw:type="line" svg:x1="13.79cm" svg:y1="7.895cm" svg:x2="14.245cm" svg:y2="7.44cm" draw:start-shape="id56" draw:start-glue-point="11" draw:end-shape="id64" draw:end-glue-point="7" svg:d="M13790 7895l455-455" svg:viewBox="0 0 456 456">
          <text:p/>
        </draw:connector>
        <draw:connector draw:style-name="gr6" draw:text-style-name="P4" draw:layer="layout" draw:type="line" svg:x1="14.425cm" svg:y1="8.53cm" svg:x2="14.88cm" svg:y2="8.075cm" draw:start-shape="id57" draw:start-glue-point="11" draw:end-shape="id65" draw:end-glue-point="7" svg:d="M14425 8530l455-455" svg:viewBox="0 0 456 456">
          <text:p/>
        </draw:connector>
        <draw:connector draw:style-name="gr6" draw:text-style-name="P4" draw:layer="layout" draw:type="line" svg:x1="13.79cm" svg:y1="10.435cm" svg:x2="14.245cm" svg:y2="9.98cm" draw:start-shape="id63" draw:start-glue-point="11" draw:end-shape="id61" draw:end-glue-point="7" svg:d="M13790 10435l455-455" svg:viewBox="0 0 456 456">
          <text:p/>
        </draw:connector>
        <draw:connector draw:style-name="gr6" draw:text-style-name="P4" draw:layer="layout" draw:type="line" svg:x1="14.425cm" svg:y1="9.8cm" svg:x2="14.88cm" svg:y2="9.345cm" draw:start-shape="id61" draw:start-glue-point="11" draw:end-shape="id58" draw:end-glue-point="7" svg:d="M14425 9800l455-455" svg:viewBox="0 0 456 456">
          <text:p/>
        </draw:connector>
        <draw:connector draw:style-name="gr6" draw:text-style-name="P4" draw:layer="layout" draw:type="line" svg:x1="12.52cm" svg:y1="7.895cm" svg:x2="12.975cm" svg:y2="7.44cm" draw:start-shape="id53" draw:start-glue-point="11" draw:end-shape="id55" draw:end-glue-point="7" svg:d="M12520 7895l455-455" svg:viewBox="0 0 456 456">
          <text:p/>
        </draw:connector>
        <draw:connector draw:style-name="gr6" draw:text-style-name="P4" draw:layer="layout" draw:type="line" svg:x1="12.52cm" svg:y1="9.165cm" svg:x2="12.975cm" svg:y2="8.71cm" draw:start-shape="id46" draw:start-glue-point="11" draw:end-shape="id59" draw:end-glue-point="7" svg:d="M12520 9165l455-455" svg:viewBox="0 0 456 456">
          <text:p/>
        </draw:connector>
        <draw:connector draw:style-name="gr6" draw:text-style-name="P4" draw:layer="layout" draw:type="line" svg:x1="12.52cm" svg:y1="10.435cm" svg:x2="12.975cm" svg:y2="9.98cm" draw:start-shape="id54" draw:start-glue-point="11" draw:end-shape="id62" draw:end-glue-point="7" svg:d="M12520 10435l455-455" svg:viewBox="0 0 456 456">
          <text:p/>
        </draw:connector>
        <draw:connector draw:style-name="gr4" draw:text-style-name="P4" draw:layer="layout" draw:type="line" svg:x1="12.52cm" svg:y1="9.345cm" svg:x2="12.975cm" svg:y2="9.8cm" draw:start-shape="id46" draw:start-glue-point="9" draw:end-shape="id62" draw:end-glue-point="5" svg:d="M12520 9345l455 455" svg:viewBox="0 0 456 456">
          <text:p/>
        </draw:connector>
        <draw:connector draw:style-name="gr4" draw:text-style-name="P4" draw:layer="layout" draw:type="line" svg:x1="12.52cm" svg:y1="8.075cm" svg:x2="12.975cm" svg:y2="8.53cm" draw:start-shape="id53" draw:start-glue-point="9" draw:end-shape="id59" draw:end-glue-point="5" svg:d="M12520 8075l455 455" svg:viewBox="0 0 456 456">
          <text:p/>
        </draw:connector>
        <draw:custom-shape draw:style-name="gr1" draw:text-style-name="P1" xml:id="id67" draw:id="id67" draw:layer="layout" svg:width="0.254cm" svg:height="0.254cm" svg:x="15.47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8" draw:id="id68" draw:layer="layout" svg:width="0.254cm" svg:height="0.254cm" svg:x="16.11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1" draw:id="id71" draw:layer="layout" svg:width="0.254cm" svg:height="0.254cm" svg:x="15.47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2" draw:id="id72" draw:layer="layout" svg:width="0.254cm" svg:height="0.254cm" svg:x="16.11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4" draw:id="id74" draw:layer="layout" svg:width="0.254cm" svg:height="0.254cm" svg:x="15.47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5" draw:id="id75" draw:layer="layout" svg:width="0.254cm" svg:height="0.254cm" svg:x="16.11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6" draw:id="id76" draw:layer="layout" svg:width="0.254cm" svg:height="0.254cm" svg:x="16.74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7" draw:id="id77" draw:layer="layout" svg:width="0.254cm" svg:height="0.254cm" svg:x="17.38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69" draw:id="id69" draw:layer="layout" svg:width="0.254cm" svg:height="0.254cm" svg:x="16.74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0" draw:id="id70" draw:layer="layout" svg:width="0.254cm" svg:height="0.254cm" svg:x="17.38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73" draw:id="id73" draw:layer="layout" svg:width="0.254cm" svg:height="0.254cm" svg:x="16.748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78" draw:id="id78" draw:layer="layout" svg:width="0.254cm" svg:height="0.254cm" svg:x="17.38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5.695cm" svg:y1="7.44cm" svg:x2="16.15cm" svg:y2="7.895cm" draw:start-shape="id67" draw:start-glue-point="9" draw:end-shape="id68" draw:end-glue-point="5" svg:d="M15695 7440l455 455" svg:viewBox="0 0 456 456">
          <text:p/>
        </draw:connector>
        <draw:connector draw:style-name="gr4" draw:text-style-name="P4" draw:layer="layout" draw:type="line" svg:x1="16.33cm" svg:y1="8.075cm" svg:x2="16.785cm" svg:y2="8.53cm" draw:start-shape="id68" draw:start-glue-point="9" draw:end-shape="id69" draw:end-glue-point="5" svg:d="M16330 8075l455 455" svg:viewBox="0 0 456 456">
          <text:p/>
        </draw:connector>
        <draw:connector draw:style-name="gr4" draw:text-style-name="P4" draw:layer="layout" draw:type="line" svg:x1="16.965cm" svg:y1="8.71cm" svg:x2="17.42cm" svg:y2="9.165cm" draw:start-shape="id69" draw:start-glue-point="9" draw:end-shape="id70" draw:end-glue-point="5" svg:d="M16965 8710l455 455" svg:viewBox="0 0 456 456">
          <text:p/>
        </draw:connector>
        <draw:connector draw:style-name="gr4" draw:text-style-name="P4" draw:layer="layout" draw:type="line" svg:x1="15.695cm" svg:y1="8.71cm" svg:x2="16.15cm" svg:y2="9.165cm" draw:start-shape="id71" draw:start-glue-point="9" draw:end-shape="id72" draw:end-glue-point="5" svg:d="M15695 8710l455 455" svg:viewBox="0 0 456 456">
          <text:p/>
        </draw:connector>
        <draw:connector draw:style-name="gr4" draw:text-style-name="P4" draw:layer="layout" draw:type="line" svg:x1="16.33cm" svg:y1="9.345cm" svg:x2="16.785cm" svg:y2="9.8cm" draw:start-shape="id72" draw:start-glue-point="9" draw:end-shape="id73" draw:end-glue-point="5" svg:d="M16330 9345l455 455" svg:viewBox="0 0 456 456">
          <text:p/>
        </draw:connector>
        <draw:connector draw:style-name="gr4" draw:text-style-name="P4" draw:layer="layout" draw:type="line" svg:x1="15.695cm" svg:y1="9.98cm" svg:x2="16.15cm" svg:y2="10.435cm" draw:start-shape="id74" draw:start-glue-point="9" draw:end-shape="id75" draw:end-glue-point="5" svg:d="M15695 9980l455 455" svg:viewBox="0 0 456 456">
          <text:p/>
        </draw:connector>
        <draw:connector draw:style-name="gr4" draw:text-style-name="P4" draw:layer="layout" draw:type="line" svg:x1="16.965cm" svg:y1="7.44cm" svg:x2="17.42cm" svg:y2="7.895cm" draw:start-shape="id76" draw:start-glue-point="9" draw:end-shape="id77" draw:end-glue-point="5" svg:d="M16965 7440l455 455" svg:viewBox="0 0 456 456">
          <text:p/>
        </draw:connector>
        <draw:connector draw:style-name="gr5" draw:text-style-name="P5" draw:layer="layout" draw:type="line" svg:x1="16.965cm" svg:y1="9.98cm" svg:x2="17.42cm" svg:y2="10.435cm" draw:start-shape="id73" draw:start-glue-point="9" draw:end-shape="id78" draw:end-glue-point="5" svg:d="M16965 9980l455 455" svg:viewBox="0 0 456 456">
          <text:p/>
        </draw:connector>
        <draw:connector draw:style-name="gr6" draw:text-style-name="P4" draw:layer="layout" draw:type="line" svg:x1="15.695cm" svg:y1="9.8cm" svg:x2="16.15cm" svg:y2="9.345cm" draw:start-shape="id74" draw:start-glue-point="11" draw:end-shape="id72" draw:end-glue-point="7" svg:d="M15695 9800l455-455" svg:viewBox="0 0 456 456">
          <text:p/>
        </draw:connector>
        <draw:connector draw:style-name="gr6" draw:text-style-name="P4" draw:layer="layout" draw:type="line" svg:x1="16.33cm" svg:y1="9.165cm" svg:x2="16.785cm" svg:y2="8.71cm" draw:start-shape="id72" draw:start-glue-point="11" draw:end-shape="id69" draw:end-glue-point="7" svg:d="M16330 9165l455-455" svg:viewBox="0 0 456 456">
          <text:p/>
        </draw:connector>
        <draw:connector draw:style-name="gr6" draw:text-style-name="P4" draw:layer="layout" draw:type="line" svg:x1="15.695cm" svg:y1="8.53cm" svg:x2="16.15cm" svg:y2="8.075cm" draw:start-shape="id71" draw:start-glue-point="11" draw:end-shape="id68" draw:end-glue-point="7" svg:d="M15695 8530l455-455" svg:viewBox="0 0 456 456">
          <text:p/>
        </draw:connector>
        <draw:connector draw:style-name="gr6" draw:text-style-name="P4" draw:layer="layout" draw:type="line" svg:x1="16.33cm" svg:y1="7.895cm" svg:x2="16.785cm" svg:y2="7.44cm" draw:start-shape="id68" draw:start-glue-point="11" draw:end-shape="id76" draw:end-glue-point="7" svg:d="M16330 7895l455-455" svg:viewBox="0 0 456 456">
          <text:p/>
        </draw:connector>
        <draw:connector draw:style-name="gr6" draw:text-style-name="P4" draw:layer="layout" draw:type="line" svg:x1="16.965cm" svg:y1="8.53cm" svg:x2="17.42cm" svg:y2="8.075cm" draw:start-shape="id69" draw:start-glue-point="11" draw:end-shape="id77" draw:end-glue-point="7" svg:d="M16965 8530l455-455" svg:viewBox="0 0 456 456">
          <text:p/>
        </draw:connector>
        <draw:connector draw:style-name="gr6" draw:text-style-name="P4" draw:layer="layout" draw:type="line" svg:x1="16.33cm" svg:y1="10.435cm" svg:x2="16.785cm" svg:y2="9.98cm" draw:start-shape="id75" draw:start-glue-point="11" draw:end-shape="id73" draw:end-glue-point="7" svg:d="M16330 10435l455-455" svg:viewBox="0 0 456 456">
          <text:p/>
        </draw:connector>
        <draw:connector draw:style-name="gr6" draw:text-style-name="P4" draw:layer="layout" draw:type="line" svg:x1="16.965cm" svg:y1="9.8cm" svg:x2="17.42cm" svg:y2="9.345cm" draw:start-shape="id73" draw:start-glue-point="11" draw:end-shape="id70" draw:end-glue-point="7" svg:d="M16965 9800l455-455" svg:viewBox="0 0 456 456">
          <text:p/>
        </draw:connector>
        <draw:custom-shape draw:style-name="gr1" draw:text-style-name="P1" xml:id="id79" draw:id="id79" draw:layer="layout" svg:width="0.254cm" svg:height="0.254cm" svg:x="18.018cm" svg:y="7.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0" draw:id="id80" draw:layer="layout" svg:width="0.254cm" svg:height="0.254cm" svg:x="18.653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81" draw:id="id81" draw:layer="layout" svg:width="0.254cm" svg:height="0.254cm" svg:x="18.018cm" svg:y="8.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2" draw:id="id82" draw:layer="layout" svg:width="0.254cm" svg:height="0.254cm" svg:x="18.653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83" draw:id="id83" draw:layer="layout" svg:width="0.254cm" svg:height="0.254cm" svg:x="18.018cm" svg:y="9.76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3" draw:text-style-name="P3" xml:id="id84" draw:id="id84" draw:layer="layout" svg:width="0.254cm" svg:height="0.254cm" svg:x="18.653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line" svg:x1="13.155cm" svg:y1="9.8cm" svg:x2="13.61cm" svg:y2="9.345cm" draw:start-shape="id62" draw:start-glue-point="11" draw:end-shape="id60" draw:end-glue-point="7" svg:d="M13155 9800l455-455" svg:viewBox="0 0 456 456">
          <text:p/>
        </draw:connector>
        <draw:g>
          <draw:polygon draw:style-name="gr7" draw:text-style-name="P2" draw:layer="layout" svg:width="0.254cm" svg:height="0.125cm" draw:transform="rotate (-3.14159265358979) translate (13.1919507174655cm 10.01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0.6529507174655cm 10.016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1.9229507174655cm 10.01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4.4629507174655cm 10.01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5.7319507174655cm 10.01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7.0029507174655cm 10.01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7" draw:text-style-name="P2" draw:layer="layout" svg:width="0.254cm" svg:height="0.125cm" draw:transform="rotate (-3.14159265358979) translate (18.2719507174655cm 10.01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g>
        <draw:connector draw:style-name="gr4" draw:text-style-name="P4" draw:layer="layout" draw:type="line" svg:x1="18.235cm" svg:y1="7.44cm" svg:x2="18.69cm" svg:y2="7.895cm" draw:start-shape="id79" draw:start-glue-point="9" draw:end-shape="id80" draw:end-glue-point="5" svg:d="M18235 7440l455 455" svg:viewBox="0 0 456 456">
          <text:p/>
        </draw:connector>
        <draw:connector draw:style-name="gr4" draw:text-style-name="P4" draw:layer="layout" draw:type="line" svg:x1="18.87cm" svg:y1="8.075cm" svg:x2="19.325cm" svg:y2="8.53cm" draw:start-shape="id80" draw:start-glue-point="9" svg:d="M18870 8075l455 455" svg:viewBox="0 0 456 456">
          <text:p/>
        </draw:connector>
        <draw:connector draw:style-name="gr4" draw:text-style-name="P4" draw:layer="layout" draw:type="line" svg:x1="18.235cm" svg:y1="8.71cm" svg:x2="18.69cm" svg:y2="9.165cm" draw:start-shape="id81" draw:start-glue-point="9" draw:end-shape="id82" draw:end-glue-point="5" svg:d="M18235 8710l455 455" svg:viewBox="0 0 456 456">
          <text:p/>
        </draw:connector>
        <draw:connector draw:style-name="gr4" draw:text-style-name="P4" draw:layer="layout" draw:type="line" svg:x1="18.87cm" svg:y1="9.345cm" svg:x2="19.325cm" svg:y2="9.8cm" draw:start-shape="id82" draw:start-glue-point="9" svg:d="M18870 9345l455 455" svg:viewBox="0 0 456 456">
          <text:p/>
        </draw:connector>
        <draw:connector draw:style-name="gr4" draw:text-style-name="P4" draw:layer="layout" draw:type="line" svg:x1="18.235cm" svg:y1="9.98cm" svg:x2="18.69cm" svg:y2="10.435cm" draw:start-shape="id83" draw:start-glue-point="9" draw:end-shape="id84" draw:end-glue-point="5" svg:d="M18235 9980l455 455" svg:viewBox="0 0 456 456">
          <text:p/>
        </draw:connector>
        <draw:connector draw:style-name="gr6" draw:text-style-name="P4" draw:layer="layout" draw:type="line" svg:x1="18.235cm" svg:y1="9.8cm" svg:x2="18.69cm" svg:y2="9.345cm" draw:start-shape="id83" draw:start-glue-point="11" draw:end-shape="id82" draw:end-glue-point="7" svg:d="M18235 9800l455-455" svg:viewBox="0 0 456 456">
          <text:p/>
        </draw:connector>
        <draw:connector draw:style-name="gr6" draw:text-style-name="P4" draw:layer="layout" draw:type="line" svg:x1="18.87cm" svg:y1="9.165cm" svg:x2="19.325cm" svg:y2="8.71cm" draw:start-shape="id82" draw:start-glue-point="11" svg:d="M18870 9165l455-455" svg:viewBox="0 0 456 456">
          <text:p/>
        </draw:connector>
        <draw:connector draw:style-name="gr6" draw:text-style-name="P4" draw:layer="layout" draw:type="line" svg:x1="18.235cm" svg:y1="8.53cm" svg:x2="18.69cm" svg:y2="8.075cm" draw:start-shape="id81" draw:start-glue-point="11" draw:end-shape="id80" draw:end-glue-point="7" svg:d="M18235 8530l455-455" svg:viewBox="0 0 456 456">
          <text:p/>
        </draw:connector>
        <draw:connector draw:style-name="gr6" draw:text-style-name="P4" draw:layer="layout" draw:type="line" svg:x1="18.87cm" svg:y1="7.895cm" svg:x2="19.325cm" svg:y2="7.44cm" draw:start-shape="id80" draw:start-glue-point="11" svg:d="M18870 7895l455-455" svg:viewBox="0 0 456 456">
          <text:p/>
        </draw:connector>
        <draw:connector draw:style-name="gr6" draw:text-style-name="P4" draw:layer="layout" draw:type="line" svg:x1="18.87cm" svg:y1="10.435cm" svg:x2="19.325cm" svg:y2="9.98cm" draw:start-shape="id84" draw:start-glue-point="11" svg:d="M18870 10435l455-455" svg:viewBox="0 0 456 456">
          <text:p/>
        </draw:connector>
        <draw:connector draw:style-name="gr6" draw:text-style-name="P4" draw:layer="layout" draw:type="line" svg:x1="17.6cm" svg:y1="7.895cm" svg:x2="18.055cm" svg:y2="7.44cm" draw:start-shape="id77" draw:start-glue-point="11" draw:end-shape="id79" draw:end-glue-point="7" svg:d="M17600 7895l455-455" svg:viewBox="0 0 456 456">
          <text:p/>
        </draw:connector>
        <draw:connector draw:style-name="gr6" draw:text-style-name="P4" draw:layer="layout" draw:type="line" svg:x1="17.6cm" svg:y1="9.165cm" svg:x2="18.055cm" svg:y2="8.71cm" draw:start-shape="id70" draw:start-glue-point="11" draw:end-shape="id81" draw:end-glue-point="7" svg:d="M17600 9165l455-455" svg:viewBox="0 0 456 456">
          <text:p/>
        </draw:connector>
        <draw:connector draw:style-name="gr6" draw:text-style-name="P4" draw:layer="layout" draw:type="line" svg:x1="17.6cm" svg:y1="10.435cm" svg:x2="18.055cm" svg:y2="9.98cm" draw:start-shape="id78" draw:start-glue-point="11" draw:end-shape="id83" draw:end-glue-point="7" svg:d="M17600 10435l455-455" svg:viewBox="0 0 456 456">
          <text:p/>
        </draw:connector>
        <draw:connector draw:style-name="gr4" draw:text-style-name="P4" draw:layer="layout" draw:type="line" svg:x1="17.6cm" svg:y1="9.345cm" svg:x2="18.055cm" svg:y2="9.8cm" draw:start-shape="id70" draw:start-glue-point="9" draw:end-shape="id83" draw:end-glue-point="5" svg:d="M17600 9345l455 455" svg:viewBox="0 0 456 456">
          <text:p/>
        </draw:connector>
        <draw:connector draw:style-name="gr4" draw:text-style-name="P4" draw:layer="layout" draw:type="line" svg:x1="17.6cm" svg:y1="8.075cm" svg:x2="18.055cm" svg:y2="8.53cm" draw:start-shape="id77" draw:start-glue-point="9" draw:end-shape="id81" draw:end-glue-point="5" svg:d="M17600 8075l455 455" svg:viewBox="0 0 456 456">
          <text:p/>
        </draw:connector>
        <draw:connector draw:style-name="gr4" draw:text-style-name="P4" draw:layer="layout" draw:type="line" svg:x1="15.06cm" svg:y1="8.075cm" svg:x2="15.515cm" svg:y2="8.53cm" draw:start-shape="id65" draw:start-glue-point="9" draw:end-shape="id71" draw:end-glue-point="5" svg:d="M15060 8075l455 455" svg:viewBox="0 0 456 456">
          <text:p/>
        </draw:connector>
        <draw:connector draw:style-name="gr4" draw:text-style-name="P4" draw:layer="layout" draw:type="line" svg:x1="15.06cm" svg:y1="9.345cm" svg:x2="15.515cm" svg:y2="9.8cm" draw:start-shape="id58" draw:start-glue-point="9" draw:end-shape="id74" draw:end-glue-point="5" svg:d="M15060 9345l455 455" svg:viewBox="0 0 456 456">
          <text:p/>
        </draw:connector>
        <draw:connector draw:style-name="gr6" draw:text-style-name="P4" draw:layer="layout" draw:type="line" svg:x1="15.06cm" svg:y1="10.435cm" svg:x2="15.515cm" svg:y2="9.98cm" draw:start-shape="id66" draw:start-glue-point="11" draw:end-shape="id74" draw:end-glue-point="7" svg:d="M15060 10435l455-455" svg:viewBox="0 0 456 456">
          <text:p/>
        </draw:connector>
        <draw:connector draw:style-name="gr6" draw:text-style-name="P4" draw:layer="layout" draw:type="line" svg:x1="15.06cm" svg:y1="9.165cm" svg:x2="15.515cm" svg:y2="8.71cm" draw:start-shape="id58" draw:start-glue-point="11" draw:end-shape="id71" draw:end-glue-point="7" svg:d="M15060 9165l455-455" svg:viewBox="0 0 456 456">
          <text:p/>
        </draw:connector>
        <draw:connector draw:style-name="gr6" draw:text-style-name="P4" draw:layer="layout" draw:type="line" svg:x1="15.06cm" svg:y1="7.895cm" svg:x2="15.515cm" svg:y2="7.44cm" draw:start-shape="id65" draw:start-glue-point="11" draw:end-shape="id67" draw:end-glue-point="7" svg:d="M15060 7895l455-455" svg:viewBox="0 0 456 456">
          <text:p/>
        </draw:connector>
        <draw:custom-shape draw:style-name="gr3" draw:text-style-name="P3" xml:id="id85" draw:id="id85" draw:layer="layout" svg:width="0.128cm" svg:height="0.127cm" svg:x="1.57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6" draw:id="id86" draw:layer="layout" svg:width="0.128cm" svg:height="0.127cm" svg:x="2.84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7" draw:id="id87" draw:layer="layout" svg:width="0.128cm" svg:height="0.127cm" svg:x="4.11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8" draw:id="id88" draw:layer="layout" svg:width="0.128cm" svg:height="0.127cm" svg:x="5.38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9" draw:id="id89" draw:layer="layout" svg:width="0.128cm" svg:height="0.127cm" svg:x="6.65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0" draw:id="id90" draw:layer="layout" svg:width="0.128cm" svg:height="0.127cm" svg:x="7.92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1" draw:id="id91" draw:layer="layout" svg:width="0.128cm" svg:height="0.127cm" svg:x="9.19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2" draw:id="id92" draw:layer="layout" svg:width="0.128cm" svg:height="0.127cm" svg:x="10.46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128cm" svg:height="0.127cm" svg:x="11.73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4" draw:id="id94" draw:layer="layout" svg:width="0.128cm" svg:height="0.127cm" svg:x="13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5" draw:id="id95" draw:layer="layout" svg:width="0.128cm" svg:height="0.127cm" svg:x="14.27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128cm" svg:height="0.127cm" svg:x="15.54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7" draw:id="id97" draw:layer="layout" svg:width="0.128cm" svg:height="0.127cm" svg:x="16.81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8" draw:id="id98" draw:layer="layout" svg:width="0.128cm" svg:height="0.127cm" svg:x="18.08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3" draw:id="id113" draw:layer="layout" svg:width="0.128cm" svg:height="0.127cm" svg:x="19.351cm" svg:y="11.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2" draw:id="id112" draw:layer="layout" svg:width="0.128cm" svg:height="0.127cm" svg:x="2.20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1" draw:id="id101" draw:layer="layout" svg:width="0.128cm" svg:height="0.127cm" svg:x="3.4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128cm" svg:height="0.127cm" svg:x="4.7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3" draw:id="id103" draw:layer="layout" svg:width="0.128cm" svg:height="0.127cm" svg:x="6.0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4" draw:id="id104" draw:layer="layout" svg:width="0.128cm" svg:height="0.127cm" svg:x="7.28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128cm" svg:height="0.127cm" svg:x="8.55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6" draw:id="id106" draw:layer="layout" svg:width="0.128cm" svg:height="0.127cm" svg:x="9.82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7" draw:id="id107" draw:layer="layout" svg:width="0.128cm" svg:height="0.127cm" svg:x="11.09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128cm" svg:height="0.127cm" svg:x="12.36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9" draw:id="id109" draw:layer="layout" svg:width="0.128cm" svg:height="0.127cm" svg:x="13.63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0" draw:id="id110" draw:layer="layout" svg:width="0.128cm" svg:height="0.127cm" svg:x="14.90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1" draw:id="id111" draw:layer="layout" svg:width="0.128cm" svg:height="0.127cm" svg:x="16.17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0" draw:id="id100" draw:layer="layout" svg:width="0.128cm" svg:height="0.127cm" svg:x="17.446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9" draw:id="id99" draw:layer="layout" svg:width="0.128cm" svg:height="0.127cm" svg:x="18.715cm" svg:y="6.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line" svg:x1="2.18cm" svg:y1="10.615cm" svg:x2="1.681cm" svg:y2="11.114cm" draw:start-shape="id9" draw:start-glue-point="7" draw:end-shape="id85" draw:end-glue-point="11" svg:d="M2180 10615l-499 499" svg:viewBox="0 0 500 500">
          <text:p/>
        </draw:connector>
        <draw:connector draw:style-name="gr6" draw:text-style-name="P4" draw:layer="layout" draw:type="line" svg:x1="3.45cm" svg:y1="10.615cm" svg:x2="2.95cm" svg:y2="11.114cm" draw:start-shape="id12" draw:start-glue-point="7" draw:end-shape="id86" draw:end-glue-point="11" svg:d="M3450 10615l-500 499" svg:viewBox="0 0 501 500">
          <text:p/>
        </draw:connector>
        <draw:connector draw:style-name="gr6" draw:text-style-name="P4" draw:layer="layout" draw:type="line" svg:x1="4.72cm" svg:y1="10.615cm" svg:x2="4.221cm" svg:y2="11.114cm" draw:start-shape="id21" draw:start-glue-point="7" draw:end-shape="id87" draw:end-glue-point="11" svg:d="M4720 10615l-499 499" svg:viewBox="0 0 500 500">
          <text:p/>
        </draw:connector>
        <draw:connector draw:style-name="gr6" draw:text-style-name="P4" draw:layer="layout" draw:type="line" svg:x1="5.99cm" svg:y1="10.615cm" svg:x2="5.49cm" svg:y2="11.114cm" draw:start-shape="id24" draw:start-glue-point="7" draw:end-shape="id88" draw:end-glue-point="11" svg:d="M5990 10615l-500 499" svg:viewBox="0 0 501 500">
          <text:p/>
        </draw:connector>
        <draw:connector draw:style-name="gr6" draw:text-style-name="P4" draw:layer="layout" draw:type="line" svg:x1="7.26cm" svg:y1="10.615cm" svg:x2="6.761cm" svg:y2="11.114cm" draw:start-shape="id33" draw:start-glue-point="7" draw:end-shape="id89" draw:end-glue-point="11" svg:d="M7260 10615l-499 499" svg:viewBox="0 0 500 500">
          <text:p/>
        </draw:connector>
        <draw:connector draw:style-name="gr6" draw:text-style-name="P4" draw:layer="layout" draw:type="line" svg:x1="8.53cm" svg:y1="10.615cm" svg:x2="8.03cm" svg:y2="11.114cm" draw:start-shape="id36" draw:start-glue-point="7" draw:end-shape="id90" draw:end-glue-point="11" svg:d="M8530 10615l-500 499" svg:viewBox="0 0 501 500">
          <text:p/>
        </draw:connector>
        <draw:connector draw:style-name="gr6" draw:text-style-name="P4" draw:layer="layout" draw:type="line" svg:x1="9.8cm" svg:y1="10.615cm" svg:x2="9.301cm" svg:y2="11.114cm" draw:start-shape="id42" draw:start-glue-point="7" draw:end-shape="id91" draw:end-glue-point="11" svg:d="M9800 10615l-499 499" svg:viewBox="0 0 500 500">
          <text:p/>
        </draw:connector>
        <draw:connector draw:style-name="gr6" draw:text-style-name="P4" draw:layer="layout" draw:type="line" svg:x1="11.07cm" svg:y1="10.615cm" svg:x2="10.57cm" svg:y2="11.114cm" draw:start-shape="id51" draw:start-glue-point="7" draw:end-shape="id92" draw:end-glue-point="11" svg:d="M11070 10615l-500 499" svg:viewBox="0 0 501 500">
          <text:p/>
        </draw:connector>
        <draw:connector draw:style-name="gr6" draw:text-style-name="P4" draw:layer="layout" draw:type="line" svg:x1="12.34cm" svg:y1="10.615cm" svg:x2="11.841cm" svg:y2="11.114cm" draw:start-shape="id54" draw:start-glue-point="7" draw:end-shape="id93" draw:end-glue-point="11" svg:d="M12340 10615l-499 499" svg:viewBox="0 0 500 500">
          <text:p/>
        </draw:connector>
        <draw:connector draw:style-name="gr6" draw:text-style-name="P4" draw:layer="layout" draw:type="line" svg:x1="13.61cm" svg:y1="10.615cm" svg:x2="13.11cm" svg:y2="11.114cm" draw:start-shape="id63" draw:start-glue-point="7" draw:end-shape="id94" draw:end-glue-point="11" svg:d="M13610 10615l-500 499" svg:viewBox="0 0 501 500">
          <text:p/>
        </draw:connector>
        <draw:connector draw:style-name="gr6" draw:text-style-name="P4" draw:layer="layout" draw:type="line" svg:x1="14.88cm" svg:y1="10.615cm" svg:x2="14.381cm" svg:y2="11.114cm" draw:start-shape="id66" draw:start-glue-point="7" draw:end-shape="id95" draw:end-glue-point="11" svg:d="M14880 10615l-499 499" svg:viewBox="0 0 500 500">
          <text:p/>
        </draw:connector>
        <draw:connector draw:style-name="gr6" draw:text-style-name="P4" draw:layer="layout" draw:type="line" svg:x1="16.15cm" svg:y1="10.615cm" svg:x2="15.65cm" svg:y2="11.114cm" draw:start-shape="id75" draw:start-glue-point="7" draw:end-shape="id96" draw:end-glue-point="11" svg:d="M16150 10615l-500 499" svg:viewBox="0 0 501 500">
          <text:p/>
        </draw:connector>
        <draw:connector draw:style-name="gr6" draw:text-style-name="P4" draw:layer="layout" draw:type="line" svg:x1="17.42cm" svg:y1="10.615cm" svg:x2="16.921cm" svg:y2="11.114cm" draw:start-shape="id78" draw:start-glue-point="7" draw:end-shape="id97" draw:end-glue-point="11" svg:d="M17420 10615l-499 499" svg:viewBox="0 0 500 500">
          <text:p/>
        </draw:connector>
        <draw:connector draw:style-name="gr6" draw:text-style-name="P4" draw:layer="layout" draw:type="line" svg:x1="18.69cm" svg:y1="10.615cm" svg:x2="18.19cm" svg:y2="11.114cm" draw:start-shape="id84" draw:start-glue-point="7" draw:end-shape="id98" draw:end-glue-point="11" svg:d="M18690 10615l-500 499" svg:viewBox="0 0 501 500">
          <text:p/>
        </draw:connector>
        <draw:connector draw:style-name="gr6" draw:text-style-name="P4" draw:layer="layout" draw:type="line" svg:x1="18.733cm" svg:y1="6.76cm" svg:x2="18.235cm" svg:y2="7.26cm" draw:start-shape="id99" draw:start-glue-point="7" draw:end-shape="id79" draw:end-glue-point="11" svg:d="M18733 6760l-498 500" svg:viewBox="0 0 499 501">
          <text:p/>
        </draw:connector>
        <draw:connector draw:style-name="gr6" draw:text-style-name="P4" draw:layer="layout" draw:type="line" svg:x1="17.464cm" svg:y1="6.76cm" svg:x2="16.965cm" svg:y2="7.26cm" draw:start-shape="id100" draw:start-glue-point="7" draw:end-shape="id76" draw:end-glue-point="11" svg:d="M17464 6760l-499 500" svg:viewBox="0 0 500 501">
          <text:p/>
        </draw:connector>
        <draw:connector draw:style-name="gr6" draw:text-style-name="P4" draw:layer="layout" draw:type="line" svg:x1="2.995cm" svg:y1="7.26cm" svg:x2="3.493cm" svg:y2="6.76cm" draw:start-shape="id10" draw:start-glue-point="11" draw:end-shape="id101" draw:end-glue-point="7" svg:d="M2995 7260l498-500" svg:viewBox="0 0 499 501">
          <text:p/>
        </draw:connector>
        <draw:connector draw:style-name="gr6" draw:text-style-name="P4" draw:layer="layout" draw:type="line" svg:x1="4.265cm" svg:y1="7.26cm" svg:x2="4.764cm" svg:y2="6.76cm" draw:start-shape="id13" draw:start-glue-point="11" draw:end-shape="id102" draw:end-glue-point="7" svg:d="M4265 7260l499-500" svg:viewBox="0 0 500 501">
          <text:p/>
        </draw:connector>
        <draw:connector draw:style-name="gr6" draw:text-style-name="P4" draw:layer="layout" draw:type="line" svg:x1="5.535cm" svg:y1="7.26cm" svg:x2="6.033cm" svg:y2="6.76cm" draw:start-shape="id22" draw:start-glue-point="11" draw:end-shape="id103" draw:end-glue-point="7" svg:d="M5535 7260l498-500" svg:viewBox="0 0 499 501">
          <text:p/>
        </draw:connector>
        <draw:connector draw:style-name="gr6" draw:text-style-name="P4" draw:layer="layout" draw:type="line" svg:x1="6.805cm" svg:y1="7.26cm" svg:x2="7.304cm" svg:y2="6.76cm" draw:start-shape="id25" draw:start-glue-point="11" draw:end-shape="id104" draw:end-glue-point="7" svg:d="M6805 7260l499-500" svg:viewBox="0 0 500 501">
          <text:p/>
        </draw:connector>
        <draw:connector draw:style-name="gr6" draw:text-style-name="P4" draw:layer="layout" draw:type="line" svg:x1="8.075cm" svg:y1="7.26cm" svg:x2="8.573cm" svg:y2="6.76cm" draw:start-shape="id34" draw:start-glue-point="11" draw:end-shape="id105" draw:end-glue-point="7" svg:d="M8075 7260l498-500" svg:viewBox="0 0 499 501">
          <text:p/>
        </draw:connector>
        <draw:connector draw:style-name="gr6" draw:text-style-name="P4" draw:layer="layout" draw:type="line" svg:x1="9.345cm" svg:y1="7.26cm" svg:x2="9.844cm" svg:y2="6.76cm" draw:start-shape="id37" draw:start-glue-point="11" draw:end-shape="id106" draw:end-glue-point="7" svg:d="M9345 7260l499-500" svg:viewBox="0 0 500 501">
          <text:p/>
        </draw:connector>
        <draw:connector draw:style-name="gr6" draw:text-style-name="P4" draw:layer="layout" draw:type="line" svg:x1="10.615cm" svg:y1="7.26cm" svg:x2="11.113cm" svg:y2="6.76cm" draw:start-shape="id43" draw:start-glue-point="11" draw:end-shape="id107" draw:end-glue-point="7" svg:d="M10615 7260l498-500" svg:viewBox="0 0 499 501">
          <text:p/>
        </draw:connector>
        <draw:connector draw:style-name="gr6" draw:text-style-name="P4" draw:layer="layout" draw:type="line" svg:x1="11.885cm" svg:y1="7.26cm" svg:x2="12.384cm" svg:y2="6.76cm" draw:start-shape="id52" draw:start-glue-point="11" draw:end-shape="id108" draw:end-glue-point="7" svg:d="M11885 7260l499-500" svg:viewBox="0 0 500 501">
          <text:p/>
        </draw:connector>
        <draw:connector draw:style-name="gr6" draw:text-style-name="P4" draw:layer="layout" draw:type="line" svg:x1="13.155cm" svg:y1="7.26cm" svg:x2="13.653cm" svg:y2="6.76cm" draw:start-shape="id55" draw:start-glue-point="11" draw:end-shape="id109" draw:end-glue-point="7" svg:d="M13155 7260l498-500" svg:viewBox="0 0 499 501">
          <text:p/>
        </draw:connector>
        <draw:connector draw:style-name="gr6" draw:text-style-name="P4" draw:layer="layout" draw:type="line" svg:x1="14.425cm" svg:y1="7.26cm" svg:x2="14.924cm" svg:y2="6.76cm" draw:start-shape="id64" draw:start-glue-point="11" draw:end-shape="id110" draw:end-glue-point="7" svg:d="M14425 7260l499-500" svg:viewBox="0 0 500 501">
          <text:p/>
        </draw:connector>
        <draw:connector draw:style-name="gr6" draw:text-style-name="P4" draw:layer="layout" draw:type="line" svg:x1="15.695cm" svg:y1="7.26cm" svg:x2="16.193cm" svg:y2="6.76cm" draw:start-shape="id67" draw:start-glue-point="11" draw:end-shape="id111" draw:end-glue-point="7" svg:d="M15695 7260l498-500" svg:viewBox="0 0 499 501">
          <text:p/>
        </draw:connector>
        <draw:connector draw:style-name="gr6" draw:text-style-name="P4" draw:layer="layout" draw:type="line" svg:x1="1.725cm" svg:y1="7.26cm" svg:x2="2.224cm" svg:y2="6.76cm" draw:start-shape="id1" draw:start-glue-point="11" draw:end-shape="id112" draw:end-glue-point="7" svg:d="M1725 7260l499-500" svg:viewBox="0 0 500 501">
          <text:p/>
        </draw:connector>
        <draw:connector draw:style-name="gr4" draw:text-style-name="P4" draw:layer="layout" draw:type="line" svg:x1="2.316cm" svg:y1="6.76cm" svg:x2="2.815cm" svg:y2="7.26cm" draw:start-shape="id112" draw:start-glue-point="9" draw:end-shape="id10" draw:end-glue-point="5" svg:d="M2316 6760l499 500" svg:viewBox="0 0 500 501">
          <text:p/>
        </draw:connector>
        <draw:connector draw:style-name="gr4" draw:text-style-name="P4" draw:layer="layout" draw:type="line" svg:x1="3.585cm" svg:y1="6.76cm" svg:x2="4.085cm" svg:y2="7.26cm" draw:start-shape="id101" draw:start-glue-point="9" draw:end-shape="id13" draw:end-glue-point="5" svg:d="M3585 6760l500 500" svg:viewBox="0 0 501 501">
          <text:p/>
        </draw:connector>
        <draw:connector draw:style-name="gr4" draw:text-style-name="P4" draw:layer="layout" draw:type="line" svg:x1="4.856cm" svg:y1="6.76cm" svg:x2="5.355cm" svg:y2="7.26cm" draw:start-shape="id102" draw:start-glue-point="9" draw:end-shape="id22" draw:end-glue-point="5" svg:d="M4856 6760l499 500" svg:viewBox="0 0 500 501">
          <text:p/>
        </draw:connector>
        <draw:connector draw:style-name="gr4" draw:text-style-name="P4" draw:layer="layout" draw:type="line" svg:x1="6.125cm" svg:y1="6.76cm" svg:x2="6.625cm" svg:y2="7.26cm" draw:start-shape="id103" draw:start-glue-point="9" draw:end-shape="id25" draw:end-glue-point="5" svg:d="M6125 6760l500 500" svg:viewBox="0 0 501 501">
          <text:p/>
        </draw:connector>
        <draw:connector draw:style-name="gr4" draw:text-style-name="P4" draw:layer="layout" draw:type="line" svg:x1="7.396cm" svg:y1="6.76cm" svg:x2="7.895cm" svg:y2="7.26cm" draw:start-shape="id104" draw:start-glue-point="9" draw:end-shape="id34" draw:end-glue-point="5" svg:d="M7396 6760l499 500" svg:viewBox="0 0 500 501">
          <text:p/>
        </draw:connector>
        <draw:connector draw:style-name="gr4" draw:text-style-name="P4" draw:layer="layout" draw:type="line" svg:x1="8.665cm" svg:y1="6.76cm" svg:x2="9.165cm" svg:y2="7.26cm" draw:start-shape="id105" draw:start-glue-point="9" draw:end-shape="id37" draw:end-glue-point="5" svg:d="M8665 6760l500 500" svg:viewBox="0 0 501 501">
          <text:p/>
        </draw:connector>
        <draw:connector draw:style-name="gr4" draw:text-style-name="P4" draw:layer="layout" draw:type="line" svg:x1="9.936cm" svg:y1="6.76cm" svg:x2="10.435cm" svg:y2="7.26cm" draw:start-shape="id106" draw:start-glue-point="9" draw:end-shape="id43" draw:end-glue-point="5" svg:d="M9936 6760l499 500" svg:viewBox="0 0 500 501">
          <text:p/>
        </draw:connector>
        <draw:connector draw:style-name="gr4" draw:text-style-name="P4" draw:layer="layout" draw:type="line" svg:x1="11.205cm" svg:y1="6.76cm" svg:x2="11.705cm" svg:y2="7.26cm" draw:start-shape="id107" draw:start-glue-point="9" draw:end-shape="id52" draw:end-glue-point="5" svg:d="M11205 6760l500 500" svg:viewBox="0 0 501 501">
          <text:p/>
        </draw:connector>
        <draw:connector draw:style-name="gr4" draw:text-style-name="P4" draw:layer="layout" draw:type="line" svg:x1="12.476cm" svg:y1="6.76cm" svg:x2="12.975cm" svg:y2="7.26cm" draw:start-shape="id108" draw:start-glue-point="9" draw:end-shape="id55" draw:end-glue-point="5" svg:d="M12476 6760l499 500" svg:viewBox="0 0 500 501">
          <text:p/>
        </draw:connector>
        <draw:connector draw:style-name="gr4" draw:text-style-name="P4" draw:layer="layout" draw:type="line" svg:x1="13.745cm" svg:y1="6.76cm" svg:x2="14.245cm" svg:y2="7.26cm" draw:start-shape="id109" draw:start-glue-point="9" draw:end-shape="id64" draw:end-glue-point="5" svg:d="M13745 6760l500 500" svg:viewBox="0 0 501 501">
          <text:p/>
        </draw:connector>
        <draw:connector draw:style-name="gr4" draw:text-style-name="P4" draw:layer="layout" draw:type="line" svg:x1="15.016cm" svg:y1="6.76cm" svg:x2="15.515cm" svg:y2="7.26cm" draw:start-shape="id110" draw:start-glue-point="9" draw:end-shape="id67" draw:end-glue-point="5" svg:d="M15016 6760l499 500" svg:viewBox="0 0 500 501">
          <text:p/>
        </draw:connector>
        <draw:connector draw:style-name="gr4" draw:text-style-name="P4" draw:layer="layout" draw:type="line" svg:x1="16.285cm" svg:y1="6.76cm" svg:x2="16.785cm" svg:y2="7.26cm" draw:start-shape="id111" draw:start-glue-point="9" draw:end-shape="id76" draw:end-glue-point="5" svg:d="M16285 6760l500 500" svg:viewBox="0 0 501 501">
          <text:p/>
        </draw:connector>
        <draw:connector draw:style-name="gr4" draw:text-style-name="P4" draw:layer="layout" draw:type="line" svg:x1="17.556cm" svg:y1="6.76cm" svg:x2="18.055cm" svg:y2="7.26cm" draw:start-shape="id100" draw:start-glue-point="9" draw:end-shape="id79" draw:end-glue-point="5" svg:d="M17556 6760l499 500" svg:viewBox="0 0 500 501">
          <text:p/>
        </draw:connector>
        <draw:connector draw:style-name="gr4" draw:text-style-name="P4" draw:layer="layout" draw:type="line" svg:x1="2.36cm" svg:y1="10.615cm" svg:x2="2.858cm" svg:y2="11.114cm" draw:start-shape="id9" draw:start-glue-point="9" draw:end-shape="id86" draw:end-glue-point="5" svg:d="M2360 10615l498 499" svg:viewBox="0 0 499 500">
          <text:p/>
        </draw:connector>
        <draw:connector draw:style-name="gr4" draw:text-style-name="P4" draw:layer="layout" draw:type="line" svg:x1="3.63cm" svg:y1="10.615cm" svg:x2="4.129cm" svg:y2="11.114cm" draw:start-shape="id12" draw:start-glue-point="9" draw:end-shape="id87" draw:end-glue-point="5" svg:d="M3630 10615l499 499" svg:viewBox="0 0 500 500">
          <text:p/>
        </draw:connector>
        <draw:connector draw:style-name="gr4" draw:text-style-name="P4" draw:layer="layout" draw:type="line" svg:x1="4.9cm" svg:y1="10.615cm" svg:x2="5.398cm" svg:y2="11.114cm" draw:start-shape="id21" draw:start-glue-point="9" draw:end-shape="id88" draw:end-glue-point="5" svg:d="M4900 10615l498 499" svg:viewBox="0 0 499 500">
          <text:p/>
        </draw:connector>
        <draw:connector draw:style-name="gr4" draw:text-style-name="P4" draw:layer="layout" draw:type="line" svg:x1="6.17cm" svg:y1="10.615cm" svg:x2="6.669cm" svg:y2="11.114cm" draw:start-shape="id24" draw:start-glue-point="9" draw:end-shape="id89" draw:end-glue-point="5" svg:d="M6170 10615l499 499" svg:viewBox="0 0 500 500">
          <text:p/>
        </draw:connector>
        <draw:connector draw:style-name="gr4" draw:text-style-name="P4" draw:layer="layout" draw:type="line" svg:x1="7.44cm" svg:y1="10.615cm" svg:x2="7.938cm" svg:y2="11.114cm" draw:start-shape="id33" draw:start-glue-point="9" draw:end-shape="id90" draw:end-glue-point="5" svg:d="M7440 10615l498 499" svg:viewBox="0 0 499 500">
          <text:p/>
        </draw:connector>
        <draw:connector draw:style-name="gr4" draw:text-style-name="P4" draw:layer="layout" draw:type="line" svg:x1="8.71cm" svg:y1="10.615cm" svg:x2="9.209cm" svg:y2="11.114cm" draw:start-shape="id36" draw:start-glue-point="9" draw:end-shape="id91" draw:end-glue-point="5" svg:d="M8710 10615l499 499" svg:viewBox="0 0 500 500">
          <text:p/>
        </draw:connector>
        <draw:connector draw:style-name="gr4" draw:text-style-name="P4" draw:layer="layout" draw:type="line" svg:x1="9.98cm" svg:y1="10.615cm" svg:x2="10.478cm" svg:y2="11.114cm" draw:start-shape="id42" draw:start-glue-point="9" draw:end-shape="id92" draw:end-glue-point="5" svg:d="M9980 10615l498 499" svg:viewBox="0 0 499 500">
          <text:p/>
        </draw:connector>
        <draw:connector draw:style-name="gr4" draw:text-style-name="P4" draw:layer="layout" draw:type="line" svg:x1="11.25cm" svg:y1="10.615cm" svg:x2="11.749cm" svg:y2="11.114cm" draw:start-shape="id51" draw:start-glue-point="9" draw:end-shape="id93" draw:end-glue-point="5" svg:d="M11250 10615l499 499" svg:viewBox="0 0 500 500">
          <text:p/>
        </draw:connector>
        <draw:connector draw:style-name="gr4" draw:text-style-name="P4" draw:layer="layout" draw:type="line" svg:x1="12.52cm" svg:y1="10.615cm" svg:x2="13.018cm" svg:y2="11.114cm" draw:start-shape="id54" draw:start-glue-point="9" draw:end-shape="id94" draw:end-glue-point="5" svg:d="M12520 10615l498 499" svg:viewBox="0 0 499 500">
          <text:p/>
        </draw:connector>
        <draw:connector draw:style-name="gr4" draw:text-style-name="P4" draw:layer="layout" draw:type="line" svg:x1="13.79cm" svg:y1="10.615cm" svg:x2="14.289cm" svg:y2="11.114cm" draw:start-shape="id63" draw:start-glue-point="9" draw:end-shape="id95" draw:end-glue-point="5" svg:d="M13790 10615l499 499" svg:viewBox="0 0 500 500">
          <text:p/>
        </draw:connector>
        <draw:connector draw:style-name="gr4" draw:text-style-name="P4" draw:layer="layout" draw:type="line" svg:x1="15.06cm" svg:y1="10.615cm" svg:x2="15.558cm" svg:y2="11.114cm" draw:start-shape="id66" draw:start-glue-point="9" draw:end-shape="id96" draw:end-glue-point="5" svg:d="M15060 10615l498 499" svg:viewBox="0 0 499 500">
          <text:p/>
        </draw:connector>
        <draw:connector draw:style-name="gr4" draw:text-style-name="P4" draw:layer="layout" draw:type="line" svg:x1="16.33cm" svg:y1="10.615cm" svg:x2="16.829cm" svg:y2="11.114cm" draw:start-shape="id75" draw:start-glue-point="9" draw:end-shape="id97" draw:end-glue-point="5" svg:d="M16330 10615l499 499" svg:viewBox="0 0 500 500">
          <text:p/>
        </draw:connector>
        <draw:connector draw:style-name="gr4" draw:text-style-name="P4" draw:layer="layout" draw:type="line" svg:x1="17.6cm" svg:y1="10.615cm" svg:x2="18.098cm" svg:y2="11.114cm" draw:start-shape="id78" draw:start-glue-point="9" draw:end-shape="id98" draw:end-glue-point="5" svg:d="M17600 10615l498 499" svg:viewBox="0 0 499 500">
          <text:p/>
        </draw:connector>
        <draw:connector draw:style-name="gr4" draw:text-style-name="P4" draw:layer="layout" draw:type="line" svg:x1="18.87cm" svg:y1="10.615cm" svg:x2="19.369cm" svg:y2="11.114cm" draw:start-shape="id84" draw:start-glue-point="9" draw:end-shape="id113" draw:end-glue-point="5" svg:d="M18870 10615l499 499" svg:viewBox="0 0 500 500">
          <text:p/>
        </draw:connector>
        <draw:g>
          <draw:polygon draw:style-name="gr7" draw:text-style-name="P2" draw:layer="layout" svg:width="0.254cm" svg:height="0.125cm" draw:transform="rotate (-3.14159265358979) translate (13.1919507174655cm 8.74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0.6529507174655cm 8.746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1.9229507174655cm 8.74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4.4629507174655cm 8.74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5.7319507174655cm 8.74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7.0029507174655cm 8.74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7" draw:text-style-name="P2" draw:layer="layout" svg:width="0.254cm" svg:height="0.125cm" draw:transform="rotate (-3.14159265358979) translate (18.2719507174655cm 8.74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g>
        <draw:g>
          <draw:polygon draw:style-name="gr7" draw:text-style-name="P2" draw:layer="layout" svg:width="0.254cm" svg:height="0.125cm" draw:transform="rotate (-3.14159265358979) translate (13.1919507174655cm 7.47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0.6529507174655cm 7.476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1.9229507174655cm 7.47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4.4629507174655cm 7.47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5.7319507174655cm 7.47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2" draw:text-style-name="P2" draw:layer="layout" svg:width="0.254cm" svg:height="0.125cm" draw:transform="rotate (-3.14159265358979) translate (17.0029507174655cm 7.47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polygon draw:style-name="gr7" draw:text-style-name="P2" draw:layer="layout" svg:width="0.254cm" svg:height="0.125cm" draw:transform="rotate (-3.14159265358979) translate (18.2719507174655cm 7.477cm)" svg:viewBox="0 0 255 126" draw:points="255,119 254,111 252,103 251,95 248,87 245,79 242,71 238,64 233,57 229,50 223,43 218,37 212,32 205,26 198,22 191,17 184,13 176,10 168,7 160,4 152,2 144,1 136,0 127,0 119,0 111,1 103,2 94,4 86,7 79,10 71,13 64,17 57,22 50,26 43,32 37,37 32,43 26,50 21,57 17,64 13,71 10,79 7,87 4,95 2,103 1,111 0,119 0,126 255,126">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4-10T19:14:34.518361852</meta:creation-date>
    <meta:generator>LibreOffice/6.3.5.2$Linux_X86_64 LibreOffice_project/30$Build-2</meta:generator>
    <dc:date>2020-04-10T19:49:05.029119844</dc:date>
    <meta:editing-duration>PT23M56S</meta:editing-duration>
    <meta:editing-cycles>3</meta:editing-cycles>
    <meta:document-statistic meta:object-count="416"/>
  </office:meta>
</office:document-meta>
</file>